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0000000800482B8425106B401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6" style:family="paragraph" style:parent-style-name="Footnote">
      <style:paragraph-properties fo:line-height="100%" style:snap-to-layout-grid="false"/>
    </style:style>
    <style:style style:name="P7" style:family="paragraph" style:parent-style-name="Footnote">
      <style:text-properties fo:font-size="5pt" style:font-size-asian="5pt"/>
    </style:style>
    <style:style style:name="P8" style:family="paragraph" style:parent-style-name="Text_20_body">
      <style:text-properties style:font-name="Arial1" fo:font-size="11pt" fo:language="ca" fo:country="ES" fo:font-weight="normal" officeooo:rsid="00227169" officeooo:paragraph-rsid="0034e360" style:font-size-asian="11pt" style:font-weight-asian="normal" style:font-size-complex="11pt" style:font-weight-complex="normal"/>
    </style:style>
    <style:style style:name="P9" style:family="paragraph" style:parent-style-name="Text_20_body">
      <style:text-properties style:font-name="Arial1" fo:font-size="11pt" fo:language="ca" fo:country="ES" fo:font-weight="normal" officeooo:rsid="00227169" officeooo:paragraph-rsid="00227169"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36148b" officeooo:paragraph-rsid="0036148b"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3673f1" officeooo:paragraph-rsid="003673f1"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1fe75d" officeooo:paragraph-rsid="001fe75d"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bold" officeooo:rsid="001fe75d" officeooo:paragraph-rsid="0036148b" style:font-size-asian="11pt" style:font-weight-asian="bold" style:font-size-complex="11pt" style:font-weight-complex="bold"/>
    </style:style>
    <style:style style:name="P16" style:family="paragraph" style:parent-style-name="Text_20_body">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P17" style:family="paragraph" style:parent-style-name="Text_20_body">
      <style:text-properties style:font-name="Arial1" fo:font-size="11pt" fo:language="ca" fo:country="ES" fo:font-weight="bold" officeooo:rsid="001fe75d" officeooo:paragraph-rsid="003673f1" style:font-size-asian="11pt" style:font-weight-asian="bold" style:font-size-complex="11pt" style:font-weight-complex="bold"/>
    </style:style>
    <style:style style:name="P18" style:family="paragraph" style:parent-style-name="Text_20_body">
      <style:paragraph-properties fo:margin-left="0.4917in" fo:margin-right="0in" fo:text-indent="0in" style:auto-text-indent="false"/>
      <style:text-properties style:font-name="Courier New1" fo:font-size="11pt" fo:language="ca" fo:country="ES" fo:font-weight="normal" officeooo:rsid="0036148b" officeooo:paragraph-rsid="0036148b" style:font-size-asian="11pt" style:font-weight-asian="normal" style:font-size-complex="11pt" style:font-weight-complex="normal"/>
    </style:style>
    <style:style style:name="P19" style:family="paragraph" style:parent-style-name="Text_20_body">
      <style:paragraph-properties fo:margin-left="0.4917in" fo:margin-right="0in" fo:text-indent="0in" style:auto-text-indent="false"/>
      <style:text-properties style:font-name="Courier New1" fo:font-size="11pt" fo:language="ca" fo:country="ES" fo:font-weight="normal" officeooo:rsid="00366b49" officeooo:paragraph-rsid="00366b49" style:font-size-asian="11pt" style:font-weight-asian="normal" style:font-size-complex="11pt" style:font-weight-complex="normal"/>
    </style:style>
    <style:style style:name="P20" style:family="paragraph" style:parent-style-name="Text_20_body">
      <style:paragraph-properties fo:break-before="page"/>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P21" style:family="paragraph" style:parent-style-name="Standard" style:master-page-name="Standard">
      <style:paragraph-properties style:page-number="auto"/>
      <style:text-properties style:font-name="Arial" fo:font-size="14pt" fo:language="ca" fo:country="ES" officeooo:paragraph-rsid="0036148b" style:font-size-asian="14pt" style:font-name-complex="Arial" style:font-size-complex="14pt"/>
    </style:style>
    <style:style style:name="P22" style:family="paragraph" style:parent-style-name="Text_20_body" style:list-style-name="L1">
      <style:text-properties style:font-name="Arial1" fo:font-size="11pt" fo:language="ca" fo:country="ES" fo:font-weight="normal" officeooo:rsid="0036148b" officeooo:paragraph-rsid="0036148b" style:font-size-asian="11pt" style:font-weight-asian="normal" style:font-size-complex="11pt" style:font-weight-complex="normal"/>
    </style:style>
    <style:style style:name="P23" style:family="paragraph" style:parent-style-name="Text_20_body" style:list-style-name="L2">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24" style:family="paragraph" style:parent-style-name="Text_20_body">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25" style:family="paragraph" style:parent-style-name="Text_20_body">
      <style:text-properties style:font-name="Arial1" fo:font-size="11pt" fo:language="ca" fo:country="ES" fo:font-weight="normal" officeooo:rsid="00227169" officeooo:paragraph-rsid="0034e360" style:font-size-asian="11pt" style:font-weight-asian="normal" style:font-size-complex="11pt" style:font-weight-complex="normal"/>
    </style:style>
    <style:style style:name="P26" style:family="paragraph" style:parent-style-name="Text_20_body">
      <style:text-properties style:font-name="Arial1" fo:font-size="11pt" fo:language="ca" fo:country="ES" fo:font-weight="normal" officeooo:rsid="00227169" officeooo:paragraph-rsid="00227169" style:font-size-asian="11pt" style:font-weight-asian="normal" style:font-size-complex="11pt" style:font-weight-complex="normal"/>
    </style:style>
    <style:style style:name="P27" style:family="paragraph" style:parent-style-name="Text_20_body">
      <style:text-properties style:font-name="Arial1" fo:font-size="11pt" fo:language="ca" fo:country="ES" fo:font-weight="normal" officeooo:rsid="003b92e2" officeooo:paragraph-rsid="003b92e2" style:font-size-asian="11pt" style:font-weight-asian="normal" style:font-size-complex="11pt" style:font-weight-complex="normal"/>
    </style:style>
    <style:style style:name="P28" style:family="paragraph" style:parent-style-name="Text_20_body">
      <style:text-properties style:font-name="Arial1" fo:font-size="11pt" fo:language="ca" fo:country="ES" fo:font-weight="normal" officeooo:rsid="002840f5" officeooo:paragraph-rsid="0026f9d2" style:font-size-asian="11pt" style:font-weight-asian="normal" style:font-size-complex="11pt" style:font-weight-complex="normal"/>
    </style:style>
    <style:style style:name="P29" style:family="paragraph" style:parent-style-name="Text_20_body">
      <style:text-properties style:font-name="Arial1" fo:font-size="11pt" fo:language="ca" fo:country="ES" fo:font-weight="normal" officeooo:rsid="003d319f" officeooo:paragraph-rsid="003d319f" style:font-size-asian="11pt" style:font-weight-asian="normal" style:font-size-complex="11pt" style:font-weight-complex="normal"/>
    </style:style>
    <style:style style:name="P30" style:family="paragraph" style:parent-style-name="Text_20_body">
      <style:text-properties style:font-name="Arial1" fo:font-size="11pt" fo:language="ca" fo:country="ES" fo:font-weight="bold" officeooo:rsid="003d319f" officeooo:paragraph-rsid="003d319f" style:font-size-asian="11pt" style:font-weight-asian="bold" style:font-size-complex="11pt" style:font-weight-complex="bold"/>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6148b" style:font-weight-asian="normal" style:font-weight-complex="normal"/>
    </style:style>
    <style:style style:name="T5" style:family="text">
      <style:text-properties fo:font-weight="normal" officeooo:rsid="003955ee" style:font-weight-asian="normal" style:font-weight-complex="normal"/>
    </style:style>
    <style:style style:name="T6" style:family="text">
      <style:text-properties officeooo:rsid="001e3994"/>
    </style:style>
    <style:style style:name="T7" style:family="text">
      <style:text-properties officeooo:rsid="0034e360"/>
    </style:style>
    <style:style style:name="T8" style:family="text">
      <style:text-properties officeooo:rsid="0036148b"/>
    </style:style>
    <style:style style:name="T9" style:family="text">
      <style:text-properties officeooo:rsid="00366b49"/>
    </style:style>
    <style:style style:name="T10" style:family="text">
      <style:text-properties officeooo:rsid="003673f1"/>
    </style:style>
    <style:style style:name="T11" style:family="text">
      <style:text-properties officeooo:rsid="003955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àctica <text:span text:style-name="T6">10</text:span>: <text:span text:style-name="T8">Arrays</text:span></text:p>
      <text:p text:style-name="P3"><text:span text:style-name="T3">L’objectiu d’aquesta pràctica és </text:span><text:span text:style-name="T5">introduir a l’alumne en el tipus de dades estructurat</text:span><text:span text:style-name="T4">.</text:span></text:p>
      <text:p text:style-name="P4"/>
      <text:p text:style-name="P14"/>
      <text:p text:style-name="P13">Atenció! Els programes següents els heu de codificar en <text:span text:style-name="T11">Java</text:span>.</text:p>
      <text:p text:style-name="P10"/>
      <text:p text:style-name="P15">Exercici <text:span text:style-name="T7">1</text:span>: <text:span text:style-name="T8">Estadístics de notes</text:span></text:p>
      <text:p text:style-name="P11">Desenvolupa un programa que demani la nota final (valor enter del 0 al 10) dels alumnes d'un curs i, a partir de les dades, retorni:</text:p>
      <text:list xml:id="list1594518902706409607" text:style-name="L1">
        <text:list-item>
          <text:p text:style-name="P22">la nota mitja</text:p>
        </text:list-item>
        <text:list-item>
          <text:p text:style-name="P22">la nota mínima</text:p>
        </text:list-item>
        <text:list-item>
          <text:p text:style-name="P22">la nota màxima</text:p>
        </text:list-item>
      </text:list>
      <text:p text:style-name="P11">Com a màxim tindrem 35 alumnes, però com cada any hi han que ho deixen, el nostre programa demanarà en començar el número d'alumnes que s'introduiran (&gt;1 i &lt;50).</text:p>
      <text:p text:style-name="P8"/>
      <text:p text:style-name="P27">import java.io.*;</text:p>
      <text:p text:style-name="P27">public class Exercici1_P10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Iniciar y declarar variables</text:p>
      <text:p text:style-name="P27"><text:tab/><text:tab/>float nota,media,min,max;</text:p>
      <text:p text:style-name="P27"><text:tab/><text:tab/>String nota_str;</text:p>
      <text:p text:style-name="P27"><text:tab/><text:tab/>media=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text:tab/><text:tab/></text:p>
      <text:p text:style-name="P27"><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soft-page-break/><text:tab/><text:tab/></text:p>
      <text:p text:style-name="P27"><text:tab/><text:tab/>//Crear el array</text:p>
      <text:p text:style-name="P27"><text:tab/><text:tab/>float notas[];</text:p>
      <text:p text:style-name="P27"><text:tab/><text:tab/>notas = new float[alumnos];</text:p>
      <text:p text:style-name="P27"><text:tab/><text:tab/></text:p>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tab/><text:tab/><text:tab/><text:tab/>nota = Float.parseFloat(nota_str);</text:p>
      <text:p text:style-name="P27"><text:tab/><text:tab/><text:tab/>}</text:p>
      <text:p text:style-name="P27"><text:tab/><text:tab/><text:tab/>notas[i]=nota;</text:p>
      <text:p text:style-name="P27"><text:tab/><text:tab/><text:tab/>System.out.println(notas[i]);</text:p>
      <text:p text:style-name="P27"><text:tab/><text:tab/>}</text:p>
      <text:p text:style-name="P27"><text:tab/><text:tab/></text:p>
      <text:p text:style-name="P27"><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text:tab/><text:tab/></text:p>
      <text:p text:style-name="P27"><text:tab/><text:tab/>for(int b=0;b&lt;notas.length;b++){</text:p>
      <text:p text:style-name="P27"><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tab/><text:tab/>}</text:p>
      <text:p text:style-name="P27"><text:soft-page-break/><text:tab/><text:tab/></text:p>
      <text:p text:style-name="P27"><text:tab/><text:tab/>//Imprimir resultados</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text:p>
      <text:p text:style-name="P27"><text:tab/>}</text:p>
      <text:p text:style-name="P27">}</text:p>
      <text:p text:style-name="P27"/>
      <text:p text:style-name="P8"/>
      <text:p text:style-name="P15">Exercici <text:span text:style-name="T7">2</text:span>: <text:span text:style-name="T8">Notes separades per coma</text:span></text:p>
      <text:p text:style-name="P11">Desenvolupa un programa que demani la nota final (enter del 0 al 10) d'un màxim de 50 alumnes d'un curs.</text:p>
      <text:p text:style-name="P11"/>
      <text:p text:style-name="P11">Un cop introduïdes totes, les mostrarà separades per coma. Ex.</text:p>
      <text:p text:style-name="P18">1, 2, 3, 4, 5</text:p>
      <text:p text:style-name="P11"/>
      <text:p text:style-name="P11">El programa incorpora les mateixes comprovacions d'error que l'exercici anterior.</text:p>
      <text:p text:style-name="P11">Hauràs d'implementar algun sistema que et permeti saber quantes notes t'introdueix l'usuari. Pots fer-ho de diferents maneres, per exemple, demanant-li al començament quantes notes vol introduir i comprovant que superi el màxim.</text:p>
      <text:p text:style-name="P9"/>
      <text:p text:style-name="P27">import java.io.*;</text:p>
      <text:p text:style-name="P27">public class Exercici2_P10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Iniciar y declarar variables</text:p>
      <text:p text:style-name="P27"><text:tab/><text:tab/>float nota,media,min,max;</text:p>
      <text:p text:style-name="P27"><text:tab/><text:tab/>String nota_str;</text:p>
      <text:p text:style-name="P27"><text:tab/><text:tab/>media=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text:tab/><text:tab/></text:p>
      <text:p text:style-name="P27"><text:soft-page-break/><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tab/><text:tab/></text:p>
      <text:p text:style-name="P27"><text:tab/><text:tab/>//Crear el array</text:p>
      <text:p text:style-name="P27"><text:tab/><text:tab/>float notas[];</text:p>
      <text:p text:style-name="P27"><text:tab/><text:tab/>notas = new float[alumnos];</text:p>
      <text:p text:style-name="P27"><text:tab/><text:tab/></text:p>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tab/><text:tab/><text:tab/><text:tab/>nota = Float.parseFloat(nota_str);</text:p>
      <text:p text:style-name="P27"><text:tab/><text:tab/><text:tab/>}</text:p>
      <text:p text:style-name="P27"><text:tab/><text:tab/><text:tab/>notas[i]=nota;</text:p>
      <text:p text:style-name="P27"><text:tab/><text:tab/><text:tab/>System.out.println(notas[i]);</text:p>
      <text:p text:style-name="P27"><text:tab/><text:tab/>}</text:p>
      <text:p text:style-name="P27"><text:tab/><text:tab/></text:p>
      <text:p text:style-name="P27"><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
      <text:p text:style-name="P27"><text:tab/><text:tab/>for(int b=0;b&lt;notas.length;b++){</text:p>
      <text:p text:style-name="P27"><text:soft-page-break/><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tab/><text:tab/>}</text:p>
      <text:p text:style-name="P27"><text:tab/><text:tab/></text:p>
      <text:p text:style-name="P27"><text:tab/><text:tab/>System.out.println();</text:p>
      <text:p text:style-name="P27"><text:tab/><text:tab/></text:p>
      <text:p text:style-name="P27"><text:tab/><text:tab/>//Imprimir las notas con una coma</text:p>
      <text:p text:style-name="P27"><text:tab/><text:tab/>for(int c=0;c&lt;notas.length;c++){</text:p>
      <text:p text:style-name="P27"><text:tab/><text:tab/><text:tab/>System.out.print(notas[c]+", ");</text:p>
      <text:p text:style-name="P27"><text:tab/><text:tab/>}</text:p>
      <text:p text:style-name="P27"><text:tab/><text:tab/></text:p>
      <text:p text:style-name="P27"><text:tab/><text:tab/>System.out.println();</text:p>
      <text:p text:style-name="P27"><text:tab/><text:tab/></text:p>
      <text:p text:style-name="P27"><text:tab/><text:tab/>//Imprimir resultados</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text:p>
      <text:p text:style-name="P27"><text:tab/>}</text:p>
      <text:p text:style-name="P27">}</text:p>
      <text:p text:style-name="P27"/>
      <text:p text:style-name="P9"/>
      <text:p text:style-name="P17">Exercici <text:span text:style-name="T10">3</text:span>: <text:span text:style-name="T10">Ordre invertit</text:span></text:p>
      <text:p text:style-name="P13">Modifica el programa anterior, per tal que els números surtin en ordre invertit</text:p>
      <text:p text:style-name="P9"/>
      <text:p text:style-name="P27">import java.io.*;</text:p>
      <text:p text:style-name="P27">public class Exercici3_P10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Iniciar y declarar variables</text:p>
      <text:p text:style-name="P27"><text:tab/><text:tab/>float nota,media,min,max;</text:p>
      <text:p text:style-name="P27"><text:tab/><text:tab/>String nota_str;</text:p>
      <text:p text:style-name="P27"><text:soft-page-break/><text:tab/><text:tab/>media=0;</text:p>
      <text:p text:style-name="P27"><text:tab/><text:tab/>int contador=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text:tab/><text:tab/></text:p>
      <text:p text:style-name="P27"><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tab/><text:tab/></text:p>
      <text:p text:style-name="P27"><text:tab/><text:tab/>//Crear el array</text:p>
      <text:p text:style-name="P27"><text:tab/><text:tab/>float notas[];</text:p>
      <text:p text:style-name="P27"><text:tab/><text:tab/>notas = new float[alumnos];</text:p>
      <text:p text:style-name="P27"><text:tab/><text:tab/></text:p>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tab/><text:tab/><text:tab/><text:tab/>nota = Float.parseFloat(nota_str);</text:p>
      <text:p text:style-name="P27"><text:tab/><text:tab/><text:tab/>}</text:p>
      <text:p text:style-name="P27"><text:tab/><text:tab/><text:tab/>notas[i]=nota;</text:p>
      <text:p text:style-name="P27"><text:tab/><text:tab/><text:tab/>System.out.println(notas[i]);</text:p>
      <text:p text:style-name="P27"><text:tab/><text:tab/>}</text:p>
      <text:p text:style-name="P27"><text:tab/><text:tab/></text:p>
      <text:p text:style-name="P27"><text:tab/><text:tab/>//Media</text:p>
      <text:p text:style-name="P27"><text:tab/><text:tab/>for(int a=0;a&lt;=notas.length-1;a++){</text:p>
      <text:p text:style-name="P27"><text:soft-page-break/><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
      <text:p text:style-name="P27"><text:tab/><text:tab/>for(int b=0;b&lt;notas.length;b++){</text:p>
      <text:p text:style-name="P27"><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tab/><text:tab/>}</text:p>
      <text:p text:style-name="P27"><text:tab/><text:tab/></text:p>
      <text:p text:style-name="P27"><text:tab/><text:tab/>System.out.println();</text:p>
      <text:p text:style-name="P27"><text:tab/><text:tab/></text:p>
      <text:p text:style-name="P27"><text:tab/><text:tab/>//Imprimir las notas al reves</text:p>
      <text:p text:style-name="P27"><text:tab/><text:tab/>for(int c=alumnos-1;c&gt;=contador;c--){</text:p>
      <text:p text:style-name="P27"><text:tab/><text:tab/><text:tab/>System.out.print(notas[c]+", ");</text:p>
      <text:p text:style-name="P27"><text:tab/><text:tab/>}</text:p>
      <text:p text:style-name="P27"><text:tab/><text:tab/></text:p>
      <text:p text:style-name="P27"><text:tab/><text:tab/>System.out.println();</text:p>
      <text:p text:style-name="P27"><text:tab/><text:tab/></text:p>
      <text:p text:style-name="P27"><text:tab/><text:tab/>//Imprimir resultados</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text:p>
      <text:p text:style-name="P27"><text:tab/>}</text:p>
      <text:p text:style-name="P27">}</text:p>
      <text:p text:style-name="P27"/>
      <text:p text:style-name="P9"/>
      <text:p text:style-name="P17">Exercici <text:span text:style-name="T10">4 (opcional)</text:span>: <text:span text:style-name="T10">Números parells</text:span></text:p>
      <text:p text:style-name="P13">Fes un programa que cree un array amb els 100 primers números parells, i els mostre per pantalla, indicant la seva posició dintre de l’Array.</text:p>
      <text:p text:style-name="P9"/>
      <text:p text:style-name="P27"><text:soft-page-break/>public class Exercici4_P10 {</text:p>
      <text:p text:style-name="P27"><text:tab/>public static void main (String[] args){</text:p>
      <text:p text:style-name="P27"><text:tab/><text:tab/>int pares[];</text:p>
      <text:p text:style-name="P27"><text:tab/><text:tab/>pares = new int[100];</text:p>
      <text:p text:style-name="P27"><text:tab/><text:tab/>int par;</text:p>
      <text:p text:style-name="P27"><text:tab/><text:tab/></text:p>
      <text:p text:style-name="P27"><text:tab/><text:tab/>for(int i=0;i&lt;pares.length;i++){</text:p>
      <text:p text:style-name="P27"><text:tab/><text:tab/><text:tab/>par = i*2;</text:p>
      <text:p text:style-name="P27"><text:tab/><text:tab/><text:tab/>pares[i]=par;</text:p>
      <text:p text:style-name="P27"><text:tab/><text:tab/><text:tab/>System.out.println(pares[i]+"||"+i);</text:p>
      <text:p text:style-name="P27"><text:tab/><text:tab/>}</text:p>
      <text:p text:style-name="P27"><text:tab/>}</text:p>
      <text:p text:style-name="P27">}</text:p>
      <text:p text:style-name="P27"/>
      <text:p text:style-name="P9"/>
      <text:p text:style-name="P15">Exercici <text:span text:style-name="T10">5</text:span>: <text:span text:style-name="T8">Corregeix nota</text:span></text:p>
      <text:p text:style-name="P11">Desenvolupa un programa que demani la nota final (enter del 0 al 10) d'un màxim de 50 alumnes d'un curs.</text:p>
      <text:p text:style-name="P11">Un cop introduïdes totes les notes, el programa demanarà la posició d'una de les notes i una nova nota amb que substituirà la nota que es trobava en aquella posició.</text:p>
      <text:p text:style-name="P11">Finalment, el programa mostra les notes abans i desprès del canvi. Ex.</text:p>
      <text:p text:style-name="P19">Inicial <text:s/>: 1, 2, 3, 4, 5</text:p>
      <text:p text:style-name="P19">Mitja: 3.0</text:p>
      <text:p text:style-name="P19">Màxim: 5</text:p>
      <text:p text:style-name="P19">Mínim: 1</text:p>
      <text:p text:style-name="P19"/>
      <text:p text:style-name="P19">Correcció: 1, 10, 3, 4, 5</text:p>
      <text:p text:style-name="P19">Mitja: 4.6</text:p>
      <text:p text:style-name="P19">Màxim: 10</text:p>
      <text:p text:style-name="P19">Mínim: 1</text:p>
      <text:p text:style-name="P11"/>
      <text:p text:style-name="P11">A banda de les comprovacions d'error d'exercicis previs, en cas que la posició no correspongui a cap nota, mostrarà l'error:</text:p>
      <text:p text:style-name="P18">ERROR: nota no existeix</text:p>
      <text:p text:style-name="P11"/>
      <text:p text:style-name="P11">Pista: no cal disposar de dos arrays si, per exemple, es mostra els valors anteriors abans de fer el canvi sol·licitat.</text:p>
      <text:p text:style-name="P8"/>
      <text:p text:style-name="P27"><text:soft-page-break/>import java.io.*;</text:p>
      <text:p text:style-name="P27">public class Exercici5_P10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Iniciar y declarar variables</text:p>
      <text:p text:style-name="P27"><text:tab/><text:tab/>float nota,media,min,max,nota_corregir;</text:p>
      <text:p text:style-name="P27"><text:tab/><text:tab/>String nota_str,corregir_str,nota_corregir_str;</text:p>
      <text:p text:style-name="P27"><text:tab/><text:tab/>media=0;</text:p>
      <text:p text:style-name="P27"><text:tab/><text:tab/>int contador=0;</text:p>
      <text:p text:style-name="P27"><text:tab/><text:tab/>int corregir=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text:tab/><text:tab/></text:p>
      <text:p text:style-name="P27"><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tab/><text:tab/></text:p>
      <text:p text:style-name="P27"><text:tab/><text:tab/>//Crear el array</text:p>
      <text:p text:style-name="P27"><text:tab/><text:tab/>float notas[];</text:p>
      <text:p text:style-name="P27"><text:tab/><text:tab/>notas = new float[alumnos];</text:p>
      <text:p text:style-name="P27"><text:tab/><text:tab/></text:p>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soft-page-break/><text:tab/><text:tab/><text:tab/><text:tab/>System.out.print("Introduce la nota del alumno número "+(i+1)+": ");</text:p>
      <text:p text:style-name="P27"><text:tab/><text:tab/><text:tab/><text:tab/>nota_str = reader.readLine();</text:p>
      <text:p text:style-name="P27"><text:tab/><text:tab/><text:tab/><text:tab/>nota = Float.parseFloat(nota_str);</text:p>
      <text:p text:style-name="P27"><text:tab/><text:tab/><text:tab/>}</text:p>
      <text:p text:style-name="P27"><text:tab/><text:tab/><text:tab/>notas[i]=nota;</text:p>
      <text:p text:style-name="P27"><text:tab/><text:tab/><text:tab/>System.out.println(notas[i]);</text:p>
      <text:p text:style-name="P27"><text:tab/><text:tab/>}</text:p>
      <text:p text:style-name="P27"><text:tab/><text:tab/>//Corregir</text:p>
      <text:p text:style-name="P27"><text:tab/><text:tab/>System.out.print("Que posición quieres corregir? ");</text:p>
      <text:p text:style-name="P27"><text:tab/><text:tab/>corregir_str = reader.readLine();</text:p>
      <text:p text:style-name="P27"><text:tab/><text:tab/>corregir = Integer.parseInt(corregir_str);</text:p>
      <text:p text:style-name="P27"><text:tab/><text:tab/>while(corregir &gt; notas.length || corregir &lt; 0){</text:p>
      <text:p text:style-name="P27"><text:tab/><text:tab/><text:tab/>System.out.println("ERROR: Nota no existente");</text:p>
      <text:p text:style-name="P27"><text:tab/><text:tab/><text:tab/>System.out.print("Que posición quieres corregir? ");</text:p>
      <text:p text:style-name="P27"><text:tab/><text:tab/><text:tab/>corregir_str = reader.readLine();</text:p>
      <text:p text:style-name="P27"><text:tab/><text:tab/><text:tab/>corregir = Integer.parseInt(corregir_str);</text:p>
      <text:p text:style-name="P27"><text:tab/><text:tab/>}</text:p>
      <text:p text:style-name="P27"><text:tab/><text:tab/>corregir = corregir-1;</text:p>
      <text:p text:style-name="P27"><text:tab/><text:tab/></text:p>
      <text:p text:style-name="P27"><text:tab/><text:tab/>System.out.print("Introduce la nota a corregir: ");</text:p>
      <text:p text:style-name="P27"><text:tab/><text:tab/>nota_corregir_str = reader.readLine();</text:p>
      <text:p text:style-name="P27"><text:tab/><text:tab/>nota_corregir = Integer.parseInt(nota_corregir_str);</text:p>
      <text:p text:style-name="P27"><text:tab/><text:tab/>while(nota_corregir&gt;10 || nota_corregir&lt;0){</text:p>
      <text:p text:style-name="P27"><text:tab/><text:tab/><text:tab/>System.out.println("ERROR: Nota invalida rango entre 0 y 10");</text:p>
      <text:p text:style-name="P27"><text:tab/><text:tab/><text:tab/>System.out.print("Introduce la nota a corregir: ");</text:p>
      <text:p text:style-name="P27"><text:tab/><text:tab/><text:tab/>nota_corregir_str = reader.readLine();</text:p>
      <text:p text:style-name="P27"><text:tab/><text:tab/><text:tab/>nota_corregir = Float.parseFloat(nota_corregir_str);</text:p>
      <text:p text:style-name="P27"><text:tab/><text:tab/><text:tab/>}</text:p>
      <text:p text:style-name="P27"><text:tab/><text:tab/></text:p>
      <text:p text:style-name="P27"><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text:soft-page-break/></text:p>
      <text:p text:style-name="P27"><text:tab/><text:tab/>for(int b=0;b&lt;notas.length;b++){</text:p>
      <text:p text:style-name="P27"><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tab/><text:tab/>}</text:p>
      <text:p text:style-name="P27"><text:tab/><text:tab/></text:p>
      <text:p text:style-name="P27"><text:tab/><text:tab/>System.out.println();</text:p>
      <text:p text:style-name="P27"><text:tab/><text:tab/></text:p>
      <text:p text:style-name="P27"><text:tab/><text:tab/>//Inicial</text:p>
      <text:p text:style-name="P27"><text:tab/><text:tab/>for(int c=0;c&lt;notas.length;c++){</text:p>
      <text:p text:style-name="P27"><text:tab/><text:tab/><text:tab/>System.out.print(notas[c]+", ");</text:p>
      <text:p text:style-name="P27"><text:tab/><text:tab/>}</text:p>
      <text:p text:style-name="P27"><text:tab/><text:tab/>System.out.println();</text:p>
      <text:p text:style-name="P27"><text:tab/><text:tab/></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text:p>
      <text:p text:style-name="P27"><text:tab/><text:tab/>//Correción</text:p>
      <text:p text:style-name="P27"><text:tab/><text:tab/>notas[corregir]=nota_corregir;</text:p>
      <text:p text:style-name="P27"><text:tab/><text:tab/></text:p>
      <text:p text:style-name="P27"><text:tab/><text:tab/>media=0;</text:p>
      <text:p text:style-name="P27"><text:tab/><text:tab/>for(int d=0;d&lt;=notas.length-1;d++){</text:p>
      <text:p text:style-name="P27"><text:tab/><text:tab/><text:tab/>media = media + notas[d];</text:p>
      <text:p text:style-name="P27"><text:tab/><text:tab/>}</text:p>
      <text:p text:style-name="P27"><text:tab/><text:tab/></text:p>
      <text:p text:style-name="P27"><text:tab/><text:tab/>min=notas[0];</text:p>
      <text:p text:style-name="P27"><text:tab/><text:tab/>max=notas[0];</text:p>
      <text:p text:style-name="P27"/>
      <text:p text:style-name="P27"><text:tab/><text:tab/>for(int e=0;e&lt;notas.length;e++){</text:p>
      <text:p text:style-name="P27"><text:tab/><text:tab/><text:tab/>if(notas[e]&gt;max){</text:p>
      <text:p text:style-name="P27"><text:tab/><text:tab/><text:tab/><text:tab/>max=notas[e];</text:p>
      <text:p text:style-name="P27"><text:tab/><text:tab/><text:tab/>}</text:p>
      <text:p text:style-name="P27"><text:tab/><text:tab/><text:tab/>if(notas[e]&lt;min){</text:p>
      <text:p text:style-name="P27"><text:soft-page-break/><text:tab/><text:tab/><text:tab/><text:tab/>min=notas[e];</text:p>
      <text:p text:style-name="P27"><text:tab/><text:tab/><text:tab/>}</text:p>
      <text:p text:style-name="P27"><text:tab/><text:tab/>}</text:p>
      <text:p text:style-name="P27"><text:tab/><text:tab/></text:p>
      <text:p text:style-name="P27"><text:tab/><text:tab/>for(int f=0;f&lt;notas.length;f++){</text:p>
      <text:p text:style-name="P27"><text:tab/><text:tab/><text:tab/>System.out.print(notas[f]+", ");</text:p>
      <text:p text:style-name="P27"><text:tab/><text:tab/>}</text:p>
      <text:p text:style-name="P27"><text:tab/><text:tab/>System.out.println();</text:p>
      <text:p text:style-name="P27"><text:tab/><text:tab/></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p>
      <text:p text:style-name="P27">}</text:p>
      <text:p text:style-name="P27"/>
      <text:p text:style-name="P8"/>
      <text:p text:style-name="P17">Exercici <text:span text:style-name="T10">6 (opcional)</text:span>: <text:span text:style-name="T10">Estadístics d'institut.</text:span></text:p>
      <text:p text:style-name="P13">Crea un programa de gestió d’un institut. El programa sol·licitarà el número d’alumnes d’un institut, i a continuació les notes de cadascun. Com a resultat ens mostrarà la nota més alta, la més baixa, la quantitat d’alumnes que han aprovat i els que han suspès, i la mitja de les notes.</text:p>
      <text:p text:style-name="P8"/>
      <text:p text:style-name="P27">import java.io.*;</text:p>
      <text:p text:style-name="P27">public class Exercici6_P10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Iniciar y declarar variables</text:p>
      <text:p text:style-name="P27"><text:tab/><text:tab/>float nota,media,min,max,nota_corregir;</text:p>
      <text:p text:style-name="P27"><text:tab/><text:tab/>String nota_str;</text:p>
      <text:p text:style-name="P27"><text:tab/><text:tab/>media=0;</text:p>
      <text:p text:style-name="P27"><text:tab/><text:tab/>int aprobados,suspendidos;</text:p>
      <text:p text:style-name="P27"><text:tab/><text:tab/>aprobados=0;</text:p>
      <text:p text:style-name="P27"><text:tab/><text:tab/>suspendidos=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soft-page-break/><text:tab/><text:tab/>int alumnos = Integer.parseInt(alumnos_str);</text:p>
      <text:p text:style-name="P27"><text:tab/><text:tab/></text:p>
      <text:p text:style-name="P27"><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tab/><text:tab/></text:p>
      <text:p text:style-name="P27"><text:tab/><text:tab/>//Crear el array</text:p>
      <text:p text:style-name="P27"><text:tab/><text:tab/>float notas[];</text:p>
      <text:p text:style-name="P27"><text:tab/><text:tab/>notas = new float[alumnos];</text:p>
      <text:p text:style-name="P27"><text:tab/><text:tab/></text:p>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tab/><text:tab/><text:tab/><text:tab/>nota = Float.parseFloat(nota_str);</text:p>
      <text:p text:style-name="P27"><text:tab/><text:tab/><text:tab/>}</text:p>
      <text:p text:style-name="P27"><text:tab/><text:tab/><text:tab/>notas[i]=nota;</text:p>
      <text:p text:style-name="P27"><text:tab/><text:tab/><text:tab/>System.out.println(notas[i]);</text:p>
      <text:p text:style-name="P27"><text:tab/><text:tab/>}</text:p>
      <text:p text:style-name="P27"/>
      <text:p text:style-name="P27"><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text:soft-page-break/></text:p>
      <text:p text:style-name="P27"><text:tab/><text:tab/>for(int b=0;b&lt;notas.length;b++){</text:p>
      <text:p text:style-name="P27"><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tab/><text:tab/>}</text:p>
      <text:p text:style-name="P27"><text:tab/><text:tab/></text:p>
      <text:p text:style-name="P27"><text:tab/><text:tab/>//Aprobados y suspendidos</text:p>
      <text:p text:style-name="P27"><text:tab/><text:tab/>for(int c=0;c&lt;notas.length;c++){</text:p>
      <text:p text:style-name="P27"><text:tab/><text:tab/><text:tab/>if(notas[c]&gt;=5){</text:p>
      <text:p text:style-name="P27"><text:tab/><text:tab/><text:tab/><text:tab/>aprobados++;</text:p>
      <text:p text:style-name="P27"><text:tab/><text:tab/><text:tab/>}else{</text:p>
      <text:p text:style-name="P27"><text:tab/><text:tab/><text:tab/><text:tab/>suspendidos++;</text:p>
      <text:p text:style-name="P27"><text:tab/><text:tab/><text:tab/>}</text:p>
      <text:p text:style-name="P27"><text:tab/><text:tab/>}</text:p>
      <text:p text:style-name="P27"/>
      <text:p text:style-name="P27"><text:tab/><text:tab/>System.out.println();</text:p>
      <text:p text:style-name="P27"><text:tab/><text:tab/></text:p>
      <text:p text:style-name="P27"><text:tab/><text:tab/>//Imprimir notas</text:p>
      <text:p text:style-name="P27"><text:tab/><text:tab/>for(int d=0;d&lt;notas.length;d++){</text:p>
      <text:p text:style-name="P27"><text:tab/><text:tab/><text:tab/>System.out.print(notas[d]+", ");</text:p>
      <text:p text:style-name="P27"><text:tab/><text:tab/>}</text:p>
      <text:p text:style-name="P27"><text:tab/><text:tab/>System.out.println();</text:p>
      <text:p text:style-name="P27"><text:tab/><text:tab/></text:p>
      <text:p text:style-name="P27"><text:tab/><text:tab/>//Imprimir todo</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System.out.println("Han aprobado: "+aprobados);</text:p>
      <text:p text:style-name="P27"><text:tab/><text:tab/>System.out.println("Han suspendido: "+suspendidos);</text:p>
      <text:p text:style-name="P27"><text:tab/>}</text:p>
      <text:p text:style-name="P27">}</text:p>
      <text:p text:style-name="P27"/>
      <text:p text:style-name="P8"/>
      <text:p text:style-name="P16">Exercici <text:span text:style-name="T10">7</text:span>: <text:span text:style-name="T9">Aprova a tothom</text:span></text:p>
      <text:p text:style-name="P12"><text:soft-page-break/>Desenvolupa una nova versió del programa anterior. Aquest cop, en comptes de corregir un valor concret, el programa modificarà les notes de la versió corregida de manera que qualsevol valor per sota de 5 passi a 5.</text:p>
      <text:p text:style-name="P12"/>
      <text:p text:style-name="P12">Nota: no et facis gaires il·lusions que puguis convèncer el teu professor de fer servir aquest programa en producció. ;)</text:p>
      <text:p text:style-name="P12"/>
      <text:p text:style-name="P27">import java.io.*;</text:p>
      <text:p text:style-name="P27">public class Exercici7_P10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Iniciar y declarar variables</text:p>
      <text:p text:style-name="P27"><text:tab/><text:tab/>float nota,media,min,max,nota_corregir;</text:p>
      <text:p text:style-name="P27"><text:tab/><text:tab/>String nota_str;</text:p>
      <text:p text:style-name="P27"><text:tab/><text:tab/>media=0;</text:p>
      <text:p text:style-name="P27"><text:tab/><text:tab/>int aprobados,suspendidos;</text:p>
      <text:p text:style-name="P27"><text:tab/><text:tab/>aprobados=0;</text:p>
      <text:p text:style-name="P27"><text:tab/><text:tab/>suspendidos=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text:tab/><text:tab/></text:p>
      <text:p text:style-name="P27"><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tab/><text:tab/></text:p>
      <text:p text:style-name="P27"><text:tab/><text:tab/>//Crear el array</text:p>
      <text:p text:style-name="P27"><text:tab/><text:tab/>float notas[];</text:p>
      <text:p text:style-name="P27"><text:tab/><text:tab/>notas = new float[alumnos];</text:p>
      <text:p text:style-name="P27"><text:tab/><text:tab/></text:p>
      <text:p text:style-name="P27"><text:soft-page-break/><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tab/><text:tab/><text:tab/><text:tab/>nota = Float.parseFloat(nota_str);</text:p>
      <text:p text:style-name="P27"><text:tab/><text:tab/><text:tab/>}</text:p>
      <text:p text:style-name="P27"><text:tab/><text:tab/><text:tab/>notas[i]=nota;</text:p>
      <text:p text:style-name="P27"><text:tab/><text:tab/><text:tab/>System.out.println(notas[i]);</text:p>
      <text:p text:style-name="P27"><text:tab/><text:tab/>}</text:p>
      <text:p text:style-name="P27"><text:tab/><text:tab/>//Aprobar a todos</text:p>
      <text:p text:style-name="P27"><text:tab/><text:tab/>for(int c=0;c&lt;notas.length;c++){</text:p>
      <text:p text:style-name="P27"><text:tab/><text:tab/><text:tab/>if(notas[c]&lt;5){</text:p>
      <text:p text:style-name="P27"><text:tab/><text:tab/><text:tab/><text:tab/>notas[c]=5;</text:p>
      <text:p text:style-name="P27"><text:tab/><text:tab/><text:tab/>}</text:p>
      <text:p text:style-name="P27"><text:tab/><text:tab/>}</text:p>
      <text:p text:style-name="P27"><text:tab/><text:tab/></text:p>
      <text:p text:style-name="P27"><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
      <text:p text:style-name="P27"><text:tab/><text:tab/>for(int b=0;b&lt;notas.length;b++){</text:p>
      <text:p text:style-name="P27"><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soft-page-break/><text:tab/><text:tab/>}</text:p>
      <text:p text:style-name="P27"/>
      <text:p text:style-name="P27"><text:tab/><text:tab/>System.out.println();</text:p>
      <text:p text:style-name="P27"><text:tab/><text:tab/></text:p>
      <text:p text:style-name="P27"><text:tab/><text:tab/>//Imprimir notas</text:p>
      <text:p text:style-name="P27"><text:tab/><text:tab/>for(int d=0;d&lt;notas.length;d++){</text:p>
      <text:p text:style-name="P27"><text:tab/><text:tab/><text:tab/>System.out.print(notas[d]+", ");</text:p>
      <text:p text:style-name="P27"><text:tab/><text:tab/>}</text:p>
      <text:p text:style-name="P27"><text:tab/><text:tab/>System.out.println();</text:p>
      <text:p text:style-name="P27"><text:tab/><text:tab/></text:p>
      <text:p text:style-name="P27"><text:tab/><text:tab/>//Imprimir todo</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p>
      <text:p text:style-name="P27">}</text:p>
      <text:p text:style-name="P27"/>
      <text:p text:style-name="P16">Exercici <text:span text:style-name="T10">8</text:span>: <text:span text:style-name="T9">Inserir una nota</text:span></text:p>
      <text:p text:style-name="P12">Una nova versió del programa de l'exercici 4. Aquest cop, en comptes de demanar una posició de la nota a corregir, es demana la posició de la nota on inserir una nova nota. La resta de notes posteriors a aquesta posició es desplacen una posició.</text:p>
      <text:p text:style-name="P12"/>
      <text:p text:style-name="P12">Per exemple, si</text:p>
      <text:p text:style-name="P19">Inicial: 1, 2, 3, 4, 5</text:p>
      <text:p text:style-name="P12"/>
      <text:p text:style-name="P12">i es demana inserir a la posició 2 (on ara hi ha un 3) el valor 10, el resultat serà</text:p>
      <text:p text:style-name="P19">Correcció: 1, 2, 10, 3, 4, 5</text:p>
      <text:p text:style-name="P12"/>
      <text:p text:style-name="P12">Atenció:</text:p>
      <text:list xml:id="list2905429070580925964" text:style-name="L2">
        <text:list-item>
          <text:p text:style-name="P23">La posició a inserir no pot deixar "espais en blanc" a l'array. És a dir, si tenim 3 notes posades, només podrem acceptar inserir a les posicions 0 a 3. Si acceptéssim per exemple la posició 5, deixaríem la posició 4 sense contenir una nota.</text:p>
        </text:list-item>
        <text:list-item>
          <text:p text:style-name="P23">Donat que estem inserint nous valors, haurem de comprovar que mai no superem el màxim de l'array.</text:p>
        </text:list-item>
      </text:list>
      <text:p text:style-name="P12"/>
      <text:p text:style-name="P27">import java.io.*;</text:p>
      <text:p text:style-name="P27">public class Exercici8_P10 {</text:p>
      <text:p text:style-name="P27"><text:tab/>public static void main (String[] args) throws IOException <text:s/>{</text:p>
      <text:p text:style-name="P27"><text:soft-page-break/><text:tab/><text:tab/>BufferedReader reader = new BufferedReader(new InputStreamReader(System.in));</text:p>
      <text:p text:style-name="P27"><text:tab/><text:tab/></text:p>
      <text:p text:style-name="P27"><text:tab/><text:tab/>//Iniciar y declarar variables</text:p>
      <text:p text:style-name="P27"><text:tab/><text:tab/>float nota,media,min,max,nota_corregir;</text:p>
      <text:p text:style-name="P27"><text:tab/><text:tab/>String nota_str,corregir_str,nota_corregir_str;</text:p>
      <text:p text:style-name="P27"><text:tab/><text:tab/>media=0;</text:p>
      <text:p text:style-name="P27"><text:tab/><text:tab/>int contador=0;</text:p>
      <text:p text:style-name="P27"><text:tab/><text:tab/>int corregir=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text:tab/><text:tab/></text:p>
      <text:p text:style-name="P27"><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tab/><text:tab/></text:p>
      <text:p text:style-name="P27"><text:tab/><text:tab/>//Crear el array</text:p>
      <text:p text:style-name="P27"><text:tab/><text:tab/>float notas[];</text:p>
      <text:p text:style-name="P27"><text:tab/><text:tab/>notas = new float[alumnos];</text:p>
      <text:p text:style-name="P27"><text:tab/><text:tab/></text:p>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tab/><text:tab/><text:tab/><text:tab/>nota = Float.parseFloat(nota_str);</text:p>
      <text:p text:style-name="P27"><text:soft-page-break/><text:tab/><text:tab/><text:tab/>}</text:p>
      <text:p text:style-name="P27"><text:tab/><text:tab/><text:tab/>notas[i]=nota;</text:p>
      <text:p text:style-name="P27"><text:tab/><text:tab/><text:tab/>System.out.println(notas[i]);</text:p>
      <text:p text:style-name="P27"><text:tab/><text:tab/>}</text:p>
      <text:p text:style-name="P27"><text:tab/><text:tab/>//Insertar nota</text:p>
      <text:p text:style-name="P27"><text:tab/><text:tab/>System.out.print("En que posición quieres añadir la nota? ");</text:p>
      <text:p text:style-name="P27"><text:tab/><text:tab/>corregir_str = reader.readLine();</text:p>
      <text:p text:style-name="P27"><text:tab/><text:tab/>corregir = Integer.parseInt(corregir_str);</text:p>
      <text:p text:style-name="P27"><text:tab/><text:tab/>while(corregir &gt; notas.length+1 || corregir &lt; 0){</text:p>
      <text:p text:style-name="P27"><text:tab/><text:tab/><text:tab/>System.out.println("ERROR: Posición no existente");</text:p>
      <text:p text:style-name="P27"><text:tab/><text:tab/><text:tab/>System.out.print("En que posición quieres añadir la nota? ");</text:p>
      <text:p text:style-name="P27"><text:tab/><text:tab/><text:tab/>corregir_str = reader.readLine();</text:p>
      <text:p text:style-name="P27"><text:tab/><text:tab/><text:tab/>corregir = Integer.parseInt(corregir_str);</text:p>
      <text:p text:style-name="P27"><text:tab/><text:tab/>}</text:p>
      <text:p text:style-name="P27"><text:tab/><text:tab/>corregir = corregir-1;</text:p>
      <text:p text:style-name="P27"><text:tab/><text:tab/></text:p>
      <text:p text:style-name="P27"><text:tab/><text:tab/>System.out.print("Introduce la nota a añadir: ");</text:p>
      <text:p text:style-name="P27"><text:tab/><text:tab/>nota_corregir_str = reader.readLine();</text:p>
      <text:p text:style-name="P27"><text:tab/><text:tab/>nota_corregir = Float.parseFloat(nota_corregir_str);</text:p>
      <text:p text:style-name="P27"><text:tab/><text:tab/>while(nota_corregir&gt;10 || nota_corregir&lt;0){</text:p>
      <text:p text:style-name="P27"><text:tab/><text:tab/><text:tab/>System.out.println("ERROR: Nota invalida rango entre 0 y 10");</text:p>
      <text:p text:style-name="P27"><text:tab/><text:tab/><text:tab/>System.out.print("Introduce la nota a añadir: ");</text:p>
      <text:p text:style-name="P27"><text:tab/><text:tab/><text:tab/>nota_corregir_str = reader.readLine();</text:p>
      <text:p text:style-name="P27"><text:tab/><text:tab/><text:tab/>nota_corregir = Float.parseFloat(nota_corregir_str);</text:p>
      <text:p text:style-name="P27"><text:tab/><text:tab/><text:tab/>}</text:p>
      <text:p text:style-name="P27"><text:tab/><text:tab/></text:p>
      <text:p text:style-name="P27"><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
      <text:p text:style-name="P27"><text:tab/><text:tab/>for(int b=0;b&lt;notas.length;b++){</text:p>
      <text:p text:style-name="P27"><text:tab/><text:tab/><text:tab/>if(notas[b]&gt;max){</text:p>
      <text:p text:style-name="P27"><text:tab/><text:tab/><text:tab/><text:tab/>max=notas[b];</text:p>
      <text:p text:style-name="P27"><text:soft-page-break/><text:tab/><text:tab/><text:tab/>}</text:p>
      <text:p text:style-name="P27"><text:tab/><text:tab/><text:tab/>if(notas[b]&lt;min){</text:p>
      <text:p text:style-name="P27"><text:tab/><text:tab/><text:tab/><text:tab/>min=notas[b];</text:p>
      <text:p text:style-name="P27"><text:tab/><text:tab/><text:tab/>}</text:p>
      <text:p text:style-name="P27"><text:tab/><text:tab/>}</text:p>
      <text:p text:style-name="P27"><text:tab/><text:tab/></text:p>
      <text:p text:style-name="P27"><text:tab/><text:tab/>System.out.println();</text:p>
      <text:p text:style-name="P27"><text:tab/><text:tab/></text:p>
      <text:p text:style-name="P27"><text:tab/><text:tab/>//Inicial</text:p>
      <text:p text:style-name="P27"><text:tab/><text:tab/>for(int c=0;c&lt;notas.length;c++){</text:p>
      <text:p text:style-name="P27"><text:tab/><text:tab/><text:tab/>System.out.print(notas[c]+", ");</text:p>
      <text:p text:style-name="P27"><text:tab/><text:tab/>}</text:p>
      <text:p text:style-name="P27"><text:tab/><text:tab/>System.out.println();</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text:p>
      <text:p text:style-name="P27"><text:tab/><text:tab/>//Correción añadir nota</text:p>
      <text:p text:style-name="P27"><text:tab/><text:tab/>float notas2[];</text:p>
      <text:p text:style-name="P27"><text:tab/><text:tab/>notas2 = new float[alumnos+1];</text:p>
      <text:p text:style-name="P27"><text:tab/><text:tab/>notas2[corregir]=nota_corregir;</text:p>
      <text:p text:style-name="P27"><text:tab/><text:tab/>for(int x=0;x&lt;notas2.length;x++){</text:p>
      <text:p text:style-name="P27"><text:tab/><text:tab/><text:tab/>if(notas2[x]==nota_corregir){</text:p>
      <text:p text:style-name="P27"><text:tab/><text:tab/><text:tab/><text:tab/>while(notas2.length-2&gt;=x){</text:p>
      <text:p text:style-name="P27"><text:tab/><text:tab/><text:tab/><text:tab/><text:tab/>x++;</text:p>
      <text:p text:style-name="P27"><text:tab/><text:tab/><text:tab/><text:tab/><text:tab/>notas2[x]=notas[x-1];</text:p>
      <text:p text:style-name="P27"><text:tab/><text:tab/><text:tab/><text:tab/>}</text:p>
      <text:p text:style-name="P27"><text:tab/><text:tab/><text:tab/>}else{</text:p>
      <text:p text:style-name="P27"><text:tab/><text:tab/><text:tab/><text:tab/>notas2[x]=notas[x];</text:p>
      <text:p text:style-name="P27"><text:tab/><text:tab/><text:tab/>}</text:p>
      <text:p text:style-name="P27"><text:tab/><text:tab/>}</text:p>
      <text:p text:style-name="P27"><text:tab/><text:tab/></text:p>
      <text:p text:style-name="P27"><text:tab/><text:tab/>media=0;</text:p>
      <text:p text:style-name="P27"><text:tab/><text:tab/>for(int d=0;d&lt;=notas2.length-1;d++){</text:p>
      <text:p text:style-name="P27"><text:tab/><text:tab/><text:tab/>media = media + notas2[d];</text:p>
      <text:p text:style-name="P27"><text:tab/><text:tab/>}</text:p>
      <text:p text:style-name="P27"><text:tab/><text:tab/></text:p>
      <text:p text:style-name="P27"><text:tab/><text:tab/>min=notas2[0];</text:p>
      <text:p text:style-name="P27"><text:soft-page-break/><text:tab/><text:tab/>max=notas2[0];</text:p>
      <text:p text:style-name="P27"/>
      <text:p text:style-name="P27"><text:tab/><text:tab/>for(int e=0;e&lt;notas2.length;e++){</text:p>
      <text:p text:style-name="P27"><text:tab/><text:tab/><text:tab/>if(notas2[e]&gt;max){</text:p>
      <text:p text:style-name="P27"><text:tab/><text:tab/><text:tab/><text:tab/>max=notas2[e];</text:p>
      <text:p text:style-name="P27"><text:tab/><text:tab/><text:tab/>}</text:p>
      <text:p text:style-name="P27"><text:tab/><text:tab/><text:tab/>if(notas2[e]&lt;min){</text:p>
      <text:p text:style-name="P27"><text:tab/><text:tab/><text:tab/><text:tab/>min=notas2[e];</text:p>
      <text:p text:style-name="P27"><text:tab/><text:tab/><text:tab/>}</text:p>
      <text:p text:style-name="P27"><text:tab/><text:tab/>}</text:p>
      <text:p text:style-name="P27"><text:tab/><text:tab/></text:p>
      <text:p text:style-name="P27"><text:tab/><text:tab/>for(int f=0;f&lt;notas2.length;f++){</text:p>
      <text:p text:style-name="P27"><text:tab/><text:tab/><text:tab/>System.out.print(notas2[f]+", ");</text:p>
      <text:p text:style-name="P27"><text:tab/><text:tab/>}</text:p>
      <text:p text:style-name="P27"><text:tab/><text:tab/>System.out.println();</text:p>
      <text:p text:style-name="P27"><text:tab/><text:tab/></text:p>
      <text:p text:style-name="P27"><text:tab/><text:tab/>System.out.println("La media es de: "+media/notas2.length);</text:p>
      <text:p text:style-name="P27"><text:tab/><text:tab/>System.out.println("La mayor nota es: "+max);</text:p>
      <text:p text:style-name="P27"><text:tab/><text:tab/>System.out.println("La menor nota es: "+min);</text:p>
      <text:p text:style-name="P27"><text:tab/>}</text:p>
      <text:p text:style-name="P27">}</text:p>
      <text:p text:style-name="P27"/>
      <text:p text:style-name="P16">Exercici <text:span text:style-name="T10">9</text:span>: <text:span text:style-name="T9">Eliminar una nota</text:span></text:p>
      <text:p text:style-name="P12">Una altra versió de l'exercici 4. Aquest cop, en comptes de demanar una posició de la nota a corregir, es demana la posició de la nota a eliminar. La resta de notes es desplacen una posició.</text:p>
      <text:p text:style-name="P12"/>
      <text:p text:style-name="P12">Per exemple, si</text:p>
      <text:p text:style-name="P19">Inicial: 1, 2, 3, 4, 5</text:p>
      <text:p text:style-name="P12"/>
      <text:p text:style-name="P12">i es demana eliminar la posició 2 (on ara hi ha un 3), el resultat serà</text:p>
      <text:p text:style-name="P19">Correcció: 1, 2, 4, 5</text:p>
      <text:p text:style-name="P12"/>
      <text:p text:style-name="P12">De manera similar que al cas de la inserció, si ens demanen una posició no ocupada per una nota, haurem de donar error.</text:p>
      <text:p text:style-name="P12"/>
      <text:p text:style-name="P27">import java.io.*;</text:p>
      <text:p text:style-name="P27">public class Exercici9_P10 {</text:p>
      <text:p text:style-name="P27"><text:soft-page-break/><text:tab/>public static void main (String[] args) throws IOException <text:s/>{</text:p>
      <text:p text:style-name="P27"><text:tab/><text:tab/>BufferedReader reader = new BufferedReader(new InputStreamReader(System.in));</text:p>
      <text:p text:style-name="P27"><text:tab/><text:tab/></text:p>
      <text:p text:style-name="P27"><text:tab/><text:tab/>//Iniciar y declarar variables</text:p>
      <text:p text:style-name="P27"><text:tab/><text:tab/>float nota,media,min,max,nota_corregir;</text:p>
      <text:p text:style-name="P27"><text:tab/><text:tab/>String nota_str,corregir_str,nota_corregir_str;</text:p>
      <text:p text:style-name="P27"><text:tab/><text:tab/>media=0;</text:p>
      <text:p text:style-name="P27"><text:tab/><text:tab/>int contador=0;</text:p>
      <text:p text:style-name="P27"><text:tab/><text:tab/>int corregir=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text:tab/><text:tab/></text:p>
      <text:p text:style-name="P27"><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tab/><text:tab/></text:p>
      <text:p text:style-name="P27"><text:tab/><text:tab/>//Crear el array</text:p>
      <text:p text:style-name="P27"><text:tab/><text:tab/>float notas[];</text:p>
      <text:p text:style-name="P27"><text:tab/><text:tab/>notas = new float[alumnos];</text:p>
      <text:p text:style-name="P27"><text:tab/><text:tab/></text:p>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soft-page-break/><text:tab/><text:tab/><text:tab/><text:tab/>nota = Float.parseFloat(nota_str);</text:p>
      <text:p text:style-name="P27"><text:tab/><text:tab/><text:tab/>}</text:p>
      <text:p text:style-name="P27"><text:tab/><text:tab/><text:tab/>notas[i]=nota;</text:p>
      <text:p text:style-name="P27"><text:tab/><text:tab/><text:tab/>System.out.println(notas[i]);</text:p>
      <text:p text:style-name="P27"><text:tab/><text:tab/>}</text:p>
      <text:p text:style-name="P27"><text:tab/><text:tab/>//Eliminar nota</text:p>
      <text:p text:style-name="P27"><text:tab/><text:tab/>System.out.print("En que posición quieres eliminar la nota? ");</text:p>
      <text:p text:style-name="P27"><text:tab/><text:tab/>corregir_str = reader.readLine();</text:p>
      <text:p text:style-name="P27"><text:tab/><text:tab/>corregir = Integer.parseInt(corregir_str);</text:p>
      <text:p text:style-name="P27"><text:tab/><text:tab/>while(corregir &gt; notas.length+1 || corregir &lt; 0){</text:p>
      <text:p text:style-name="P27"><text:tab/><text:tab/><text:tab/>System.out.println("ERROR: Posición no existente");</text:p>
      <text:p text:style-name="P27"><text:tab/><text:tab/><text:tab/>System.out.print("En que posición quieres eliminar la nota? ");</text:p>
      <text:p text:style-name="P27"><text:tab/><text:tab/><text:tab/>corregir_str = reader.readLine();</text:p>
      <text:p text:style-name="P27"><text:tab/><text:tab/><text:tab/>corregir = Integer.parseInt(corregir_str);</text:p>
      <text:p text:style-name="P27"><text:tab/><text:tab/>}</text:p>
      <text:p text:style-name="P27"><text:tab/><text:tab/>corregir = corregir-1;</text:p>
      <text:p text:style-name="P27"><text:tab/><text:tab/></text:p>
      <text:p text:style-name="P27"><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
      <text:p text:style-name="P27"><text:tab/><text:tab/>for(int b=0;b&lt;notas.length;b++){</text:p>
      <text:p text:style-name="P27"><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tab/><text:tab/>}</text:p>
      <text:p text:style-name="P27"><text:tab/><text:tab/></text:p>
      <text:p text:style-name="P27"><text:tab/><text:tab/>System.out.println();</text:p>
      <text:p text:style-name="P27"><text:tab/><text:tab/></text:p>
      <text:p text:style-name="P27"><text:tab/><text:tab/>//Inicial</text:p>
      <text:p text:style-name="P27"><text:soft-page-break/><text:tab/><text:tab/>for(int c=0;c&lt;notas.length;c++){</text:p>
      <text:p text:style-name="P27"><text:tab/><text:tab/><text:tab/>System.out.print(notas[c]+", ");</text:p>
      <text:p text:style-name="P27"><text:tab/><text:tab/>}</text:p>
      <text:p text:style-name="P27"><text:tab/><text:tab/>System.out.println();</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text:p>
      <text:p text:style-name="P27"><text:tab/><text:tab/>//Correción eliminar nota</text:p>
      <text:p text:style-name="P27"><text:tab/><text:tab/>float notas2[];</text:p>
      <text:p text:style-name="P27"><text:tab/><text:tab/>notas2 = new float[alumnos-1];</text:p>
      <text:p text:style-name="P27"/>
      <text:p text:style-name="P27"><text:tab/><text:tab/>for(int x=0;x&lt;notas2.length; x++){</text:p>
      <text:p text:style-name="P27"><text:tab/><text:tab/><text:tab/>if(x != corregir){</text:p>
      <text:p text:style-name="P27"><text:tab/><text:tab/><text:tab/><text:tab/>notas2[x] = notas[x];</text:p>
      <text:p text:style-name="P27"><text:tab/><text:tab/><text:tab/>}else{</text:p>
      <text:p text:style-name="P27"><text:tab/><text:tab/><text:tab/><text:tab/>while(x&lt;notas2.length){</text:p>
      <text:p text:style-name="P27"><text:tab/><text:tab/><text:tab/><text:tab/><text:tab/>notas2[x] = notas[x+1];</text:p>
      <text:p text:style-name="P27"><text:tab/><text:tab/><text:tab/><text:tab/><text:tab/>x++;</text:p>
      <text:p text:style-name="P27"><text:tab/><text:tab/><text:tab/><text:tab/>}</text:p>
      <text:p text:style-name="P27"><text:tab/><text:tab/><text:tab/>}</text:p>
      <text:p text:style-name="P27"><text:tab/><text:tab/>}</text:p>
      <text:p text:style-name="P27"><text:tab/><text:tab/></text:p>
      <text:p text:style-name="P27"><text:tab/><text:tab/>media=0;</text:p>
      <text:p text:style-name="P27"><text:tab/><text:tab/>for(int d=0;d&lt;=notas2.length-1;d++){</text:p>
      <text:p text:style-name="P27"><text:tab/><text:tab/><text:tab/>media = media + notas2[d];</text:p>
      <text:p text:style-name="P27"><text:tab/><text:tab/>}</text:p>
      <text:p text:style-name="P27"><text:tab/><text:tab/></text:p>
      <text:p text:style-name="P27"><text:tab/><text:tab/>min=notas2[0];</text:p>
      <text:p text:style-name="P27"><text:tab/><text:tab/>max=notas2[0];</text:p>
      <text:p text:style-name="P27"/>
      <text:p text:style-name="P27"><text:tab/><text:tab/>for(int e=0;e&lt;notas2.length;e++){</text:p>
      <text:p text:style-name="P27"><text:tab/><text:tab/><text:tab/>if(notas2[e]&gt;max){</text:p>
      <text:p text:style-name="P27"><text:tab/><text:tab/><text:tab/><text:tab/>max=notas2[e];</text:p>
      <text:p text:style-name="P27"><text:tab/><text:tab/><text:tab/>}</text:p>
      <text:p text:style-name="P27"><text:tab/><text:tab/><text:tab/>if(notas2[e]&lt;min){</text:p>
      <text:p text:style-name="P27"><text:tab/><text:tab/><text:tab/><text:tab/>min=notas2[e];</text:p>
      <text:p text:style-name="P27"><text:tab/><text:tab/><text:tab/>}</text:p>
      <text:p text:style-name="P27"><text:soft-page-break/><text:tab/><text:tab/>}</text:p>
      <text:p text:style-name="P27"><text:tab/><text:tab/></text:p>
      <text:p text:style-name="P27"><text:tab/><text:tab/>for(int f=0;f&lt;notas2.length;f++){</text:p>
      <text:p text:style-name="P27"><text:tab/><text:tab/><text:tab/>System.out.print(notas2[f]+", ");</text:p>
      <text:p text:style-name="P27"><text:tab/><text:tab/>}</text:p>
      <text:p text:style-name="P27"><text:tab/><text:tab/>System.out.println();</text:p>
      <text:p text:style-name="P27"><text:tab/><text:tab/></text:p>
      <text:p text:style-name="P27"><text:tab/><text:tab/>System.out.println("La media es de: "+media/notas2.length);</text:p>
      <text:p text:style-name="P27"><text:tab/><text:tab/>System.out.println("La mayor nota es: "+max);</text:p>
      <text:p text:style-name="P27"><text:tab/><text:tab/>System.out.println("La menor nota es: "+min);</text:p>
      <text:p text:style-name="P27"><text:tab/>}</text:p>
      <text:p text:style-name="P27">}</text:p>
      <text:p text:style-name="P27"/>
      <text:p text:style-name="P16"/>
      <text:p text:style-name="P20">Exercici <text:span text:style-name="T10">10</text:span>: <text:span text:style-name="T9">Cercar una nota</text:span></text:p>
      <text:p text:style-name="P12">Una altra versió de l'exercici 4. Aquest cop, en comptes de demanar una posició de la nota a corregir, demanarà el valor d'una nota a cercar. A continuació indicarà si la nota hi és a la seqüència o no i, en cas que si que hi sigui, indicarà quants cops hi apareix i les posicions on es troba.</text:p>
      <text:p text:style-name="P12"/>
      <text:p text:style-name="P12">Per exemple, si</text:p>
      <text:p text:style-name="P19">Inicial: 1, 2, 3, 2, 3, 4, 3, 5, 3</text:p>
      <text:p text:style-name="P12"/>
      <text:p text:style-name="P12">I es demana per la nota 10, la sortida serà:</text:p>
      <text:p text:style-name="P19">No hi ha cap nota amb valor 10</text:p>
      <text:p text:style-name="P12"/>
      <text:p text:style-name="P12">En canvi, si la nota a cercar és 5, la sortida serà:</text:p>
      <text:p text:style-name="P19">Hi ha 1 nota amb valor 5 a la posició 7</text:p>
      <text:p text:style-name="P12"/>
      <text:p text:style-name="P12">Si la nota a cercar és 3, la sortida serà:</text:p>
      <text:p text:style-name="P19">Hi ha 4 notes amb valor 3 a les posicions 2, 4 i 6</text:p>
      <text:p text:style-name="P12"/>
      <text:p text:style-name="P27">import java.io.*;</text:p>
      <text:p text:style-name="P27">import java.util.Arrays;</text:p>
      <text:p text:style-name="P27"/>
      <text:p text:style-name="P27">public class Exercici10_P10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Iniciar y declarar variables</text:p>
      <text:p text:style-name="P27"><text:tab/><text:tab/>float nota,media,min,max,buscar;</text:p>
      <text:p text:style-name="P27"><text:tab/><text:tab/>String nota_str,buscar_str;</text:p>
      <text:p text:style-name="P27"><text:tab/><text:tab/>media=0;</text:p>
      <text:p text:style-name="P27"><text:tab/><text:tab/>int contador=0;</text:p>
      <text:p text:style-name="P27"><text:tab/><text:tab/>int corregir=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text:tab/><text:tab/></text:p>
      <text:p text:style-name="P27"><text:soft-page-break/><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tab/><text:tab/></text:p>
      <text:p text:style-name="P27"><text:tab/><text:tab/>//Crear el array</text:p>
      <text:p text:style-name="P27"><text:tab/><text:tab/>float notas[];</text:p>
      <text:p text:style-name="P27"><text:tab/><text:tab/>notas = new float[alumnos];</text:p>
      <text:p text:style-name="P27"><text:tab/><text:tab/></text:p>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tab/><text:tab/><text:tab/><text:tab/>nota = Float.parseFloat(nota_str);</text:p>
      <text:p text:style-name="P27"><text:tab/><text:tab/><text:tab/>}</text:p>
      <text:p text:style-name="P27"><text:tab/><text:tab/><text:tab/>notas[i]=nota;</text:p>
      <text:p text:style-name="P27"><text:tab/><text:tab/><text:tab/>System.out.println(notas[i]);</text:p>
      <text:p text:style-name="P27"><text:tab/><text:tab/>}</text:p>
      <text:p text:style-name="P27"><text:tab/><text:tab/>//Pedir nota a buscar</text:p>
      <text:p text:style-name="P27"><text:tab/><text:tab/>System.out.print("Que nota quieres buscar? ");</text:p>
      <text:p text:style-name="P27"><text:tab/><text:tab/>buscar_str = reader.readLine();</text:p>
      <text:p text:style-name="P27"><text:tab/><text:tab/>buscar = Float.parseFloat(buscar_str);</text:p>
      <text:p text:style-name="P27"><text:tab/><text:tab/>while(buscar &gt; 10 || buscar &lt; 0){</text:p>
      <text:p text:style-name="P27"><text:tab/><text:tab/><text:tab/>System.out.println("ERROR: Nota invalida");</text:p>
      <text:p text:style-name="P27"><text:tab/><text:tab/><text:tab/>System.out.print("Que nota quieres buscar? ");</text:p>
      <text:p text:style-name="P27"><text:tab/><text:tab/><text:tab/>buscar_str = reader.readLine();</text:p>
      <text:p text:style-name="P27"><text:tab/><text:tab/><text:tab/>buscar = Float.parseFloat(buscar_str);</text:p>
      <text:p text:style-name="P27"><text:tab/><text:tab/>}</text:p>
      <text:p text:style-name="P27"><text:tab/><text:tab/></text:p>
      <text:p text:style-name="P27"><text:soft-page-break/><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
      <text:p text:style-name="P27"><text:tab/><text:tab/>for(int b=0;b&lt;notas.length;b++){</text:p>
      <text:p text:style-name="P27"><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tab/><text:tab/>}</text:p>
      <text:p text:style-name="P27"><text:tab/><text:tab/></text:p>
      <text:p text:style-name="P27"><text:tab/><text:tab/>System.out.println();</text:p>
      <text:p text:style-name="P27"><text:tab/><text:tab/></text:p>
      <text:p text:style-name="P27"><text:tab/><text:tab/>//Inicial</text:p>
      <text:p text:style-name="P27"><text:tab/><text:tab/>for(int c=0;c&lt;notas.length;c++){</text:p>
      <text:p text:style-name="P27"><text:tab/><text:tab/><text:tab/>System.out.print(notas[c]+", ");</text:p>
      <text:p text:style-name="P27"><text:tab/><text:tab/>}</text:p>
      <text:p text:style-name="P27"><text:tab/><text:tab/>System.out.println();</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text:p>
      <text:p text:style-name="P27"><text:tab/><text:tab/>int buscar_encontrado=0;</text:p>
      <text:p text:style-name="P27"><text:tab/><text:tab/>int posiciones_buscar[];</text:p>
      <text:p text:style-name="P27"><text:tab/><text:tab/>int z=0;</text:p>
      <text:p text:style-name="P27"><text:tab/><text:tab/>//Buscar nota</text:p>
      <text:p text:style-name="P27"><text:tab/><text:tab/>for(int d=0;d&lt;notas.length;d++){</text:p>
      <text:p text:style-name="P27"><text:tab/><text:tab/><text:tab/>if(notas[d]==buscar){</text:p>
      <text:p text:style-name="P27"><text:tab/><text:tab/><text:tab/><text:tab/>buscar_encontrado++;</text:p>
      <text:p text:style-name="P27"><text:tab/><text:tab/><text:tab/><text:tab/>z++;</text:p>
      <text:p text:style-name="P27"><text:tab/><text:tab/><text:tab/>}</text:p>
      <text:p text:style-name="P27"><text:soft-page-break/><text:tab/><text:tab/>}</text:p>
      <text:p text:style-name="P27"><text:tab/><text:tab/></text:p>
      <text:p text:style-name="P27"><text:tab/><text:tab/>posiciones_buscar = new int[buscar_encontrado];</text:p>
      <text:p text:style-name="P27"><text:tab/><text:tab/>int z2=0;</text:p>
      <text:p text:style-name="P27"><text:tab/><text:tab/>for(int x=0;x&lt;notas.length;x++){</text:p>
      <text:p text:style-name="P27"><text:tab/><text:tab/><text:tab/>if(notas[x]==buscar){</text:p>
      <text:p text:style-name="P27"><text:tab/><text:tab/><text:tab/><text:tab/>posiciones_buscar[z2]=x;</text:p>
      <text:p text:style-name="P27"><text:tab/><text:tab/><text:tab/><text:tab/>z2++;</text:p>
      <text:p text:style-name="P27"><text:tab/><text:tab/><text:tab/>}</text:p>
      <text:p text:style-name="P27"><text:tab/><text:tab/>}</text:p>
      <text:p text:style-name="P27"><text:tab/><text:tab/></text:p>
      <text:p text:style-name="P27"><text:tab/><text:tab/>if(buscar_encontrado == 0){</text:p>
      <text:p text:style-name="P27"><text:tab/><text:tab/><text:tab/>System.out.println("No hay ninguna nota con el valor de "+buscar);</text:p>
      <text:p text:style-name="P27"><text:tab/><text:tab/>}else if(buscar_encontrado == 1){</text:p>
      <text:p text:style-name="P27"><text:tab/><text:tab/><text:tab/>System.out.println("Hay "+buscar_encontrado+" nota con el valor "+buscar+" en las posiciones "+Arrays.toString(posiciones_buscar));</text:p>
      <text:p text:style-name="P27"><text:tab/><text:tab/>}else{</text:p>
      <text:p text:style-name="P27"><text:tab/><text:tab/><text:tab/>System.out.println("Hay "+buscar_encontrado+" notas con el valor "+buscar+" en las posiciones "+Arrays.toString(posiciones_buscar));</text:p>
      <text:p text:style-name="P27"><text:tab/><text:tab/>}</text:p>
      <text:p text:style-name="P27"><text:tab/>}</text:p>
      <text:p text:style-name="P27">}</text:p>
      <text:p text:style-name="P27"/>
      <text:p text:style-name="P17">Exercici <text:span text:style-name="T10">11 (opcional)</text:span>: <text:span text:style-name="T10">Gestió Institut.</text:span></text:p>
      <text:p text:style-name="P13">Agrupa els programes que hem vist a continuació per tal de fer una aplicació de gestió de notes d'un institut.</text:p>
      <text:p text:style-name="P12"/>
      <text:p text:style-name="P27">import java.io.*;</text:p>
      <text:p text:style-name="P27">import java.util.Arrays;</text:p>
      <text:p text:style-name="P27"/>
      <text:p text:style-name="P27">public class Exercici11_P10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Iniciar y declarar variables</text:p>
      <text:p text:style-name="P27"><text:tab/><text:tab/>float nota,media,min,max,buscar;</text:p>
      <text:p text:style-name="P27"><text:tab/><text:tab/>String nota_str,buscar_str,corregir_str,nota_corregir_str;</text:p>
      <text:p text:style-name="P27"><text:soft-page-break/><text:tab/><text:tab/>media=0;</text:p>
      <text:p text:style-name="P27"><text:tab/><text:tab/>float nota_corregir;</text:p>
      <text:p text:style-name="P27"><text:tab/><text:tab/>int contador=0;</text:p>
      <text:p text:style-name="P27"><text:tab/><text:tab/>int corregir=0;</text:p>
      <text:p text:style-name="P27"><text:tab/><text:tab/>int suspendidos=0;</text:p>
      <text:p text:style-name="P27"><text:tab/><text:tab/>int aprobados=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text:tab/><text:tab/></text:p>
      <text:p text:style-name="P27"><text:tab/><text:tab/>while(alumnos&gt;50 || alumnos&lt;1){</text:p>
      <text:p text:style-name="P27"><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text:tab/><text:tab/></text:p>
      <text:p text:style-name="P27"><text:tab/><text:tab/>//Crear el array</text:p>
      <text:p text:style-name="P27"><text:tab/><text:tab/>float notas[];</text:p>
      <text:p text:style-name="P27"><text:tab/><text:tab/>notas = new float[alumnos];</text:p>
      <text:p text:style-name="P27"><text:tab/><text:tab/></text:p>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tab/><text:tab/><text:tab/><text:tab/>nota = Float.parseFloat(nota_str);</text:p>
      <text:p text:style-name="P27"><text:tab/><text:tab/><text:tab/>}</text:p>
      <text:p text:style-name="P27"><text:tab/><text:tab/><text:tab/>notas[i]=nota;</text:p>
      <text:p text:style-name="P27"><text:tab/><text:tab/><text:tab/>System.out.println(notas[i]);</text:p>
      <text:p text:style-name="P27"><text:soft-page-break/><text:tab/><text:tab/>}</text:p>
      <text:p text:style-name="P27"><text:tab/><text:tab/></text:p>
      <text:p text:style-name="P27"><text:tab/><text:tab/>//Imprimir las notas con una coma</text:p>
      <text:p text:style-name="P27"><text:tab/><text:tab/>System.out.println("Notas separadas por coma");</text:p>
      <text:p text:style-name="P27"><text:tab/><text:tab/>for(int c=0;c&lt;notas.length;c++){</text:p>
      <text:p text:style-name="P27"><text:tab/><text:tab/><text:tab/>System.out.print(notas[c]+", ");</text:p>
      <text:p text:style-name="P27"><text:tab/><text:tab/>}</text:p>
      <text:p text:style-name="P27"><text:tab/><text:tab/></text:p>
      <text:p text:style-name="P27"><text:tab/><text:tab/>System.out.println();</text:p>
      <text:p text:style-name="P27"><text:tab/><text:tab/></text:p>
      <text:p text:style-name="P27"><text:tab/><text:tab/>//Imprimir las notas al reves</text:p>
      <text:p text:style-name="P27"><text:tab/><text:tab/>System.out.println("Notas separadas por coma al revés");</text:p>
      <text:p text:style-name="P27"><text:tab/><text:tab/>for(int c=alumnos-1;c&gt;=contador;c--){</text:p>
      <text:p text:style-name="P27"><text:tab/><text:tab/><text:tab/>System.out.print(notas[c]+", ");</text:p>
      <text:p text:style-name="P27"><text:tab/><text:tab/>}</text:p>
      <text:p text:style-name="P27"><text:tab/><text:tab/></text:p>
      <text:p text:style-name="P27"><text:tab/><text:tab/>System.out.println();</text:p>
      <text:p text:style-name="P27"><text:tab/><text:tab/></text:p>
      <text:p text:style-name="P27"><text:tab/><text:tab/>//Corregir</text:p>
      <text:p text:style-name="P27"><text:tab/><text:tab/>System.out.print("Que posición quieres corregir? ");</text:p>
      <text:p text:style-name="P27"><text:tab/><text:tab/>corregir_str = reader.readLine();</text:p>
      <text:p text:style-name="P27"><text:tab/><text:tab/>corregir = Integer.parseInt(corregir_str);</text:p>
      <text:p text:style-name="P27"><text:tab/><text:tab/>while(corregir &gt; notas.length || corregir &lt; 0){</text:p>
      <text:p text:style-name="P27"><text:tab/><text:tab/><text:tab/>System.out.println("ERROR: Nota no existente");</text:p>
      <text:p text:style-name="P27"><text:tab/><text:tab/><text:tab/>System.out.print("Que posición quieres corregir? ");</text:p>
      <text:p text:style-name="P27"><text:tab/><text:tab/><text:tab/>corregir_str = reader.readLine();</text:p>
      <text:p text:style-name="P27"><text:tab/><text:tab/><text:tab/>corregir = Integer.parseInt(corregir_str);</text:p>
      <text:p text:style-name="P27"><text:tab/><text:tab/>}</text:p>
      <text:p text:style-name="P27"><text:tab/><text:tab/>corregir = corregir-1;</text:p>
      <text:p text:style-name="P27"><text:tab/><text:tab/></text:p>
      <text:p text:style-name="P27"><text:tab/><text:tab/>System.out.print("Introduce la nota a corregir: ");</text:p>
      <text:p text:style-name="P27"><text:tab/><text:tab/>nota_corregir_str = reader.readLine();</text:p>
      <text:p text:style-name="P27"><text:tab/><text:tab/>nota_corregir = Integer.parseInt(nota_corregir_str);</text:p>
      <text:p text:style-name="P27"><text:tab/><text:tab/>while(nota_corregir&gt;10 || nota_corregir&lt;0){</text:p>
      <text:p text:style-name="P27"><text:tab/><text:tab/><text:tab/>System.out.println("ERROR: Nota invalida rango entre 0 y 10");</text:p>
      <text:p text:style-name="P27"><text:tab/><text:tab/><text:tab/>System.out.print("Introduce la nota a corregir: ");</text:p>
      <text:p text:style-name="P27"><text:tab/><text:tab/><text:tab/>nota_corregir_str = reader.readLine();</text:p>
      <text:p text:style-name="P27"><text:tab/><text:tab/><text:tab/>nota_corregir = Float.parseFloat(nota_corregir_str);</text:p>
      <text:p text:style-name="P27"><text:soft-page-break/><text:tab/><text:tab/><text:tab/>}</text:p>
      <text:p text:style-name="P27"><text:tab/><text:tab/></text:p>
      <text:p text:style-name="P27"><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
      <text:p text:style-name="P27"><text:tab/><text:tab/>for(int b=0;b&lt;notas.length;b++){</text:p>
      <text:p text:style-name="P27"><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tab/><text:tab/>}</text:p>
      <text:p text:style-name="P27"><text:tab/><text:tab/></text:p>
      <text:p text:style-name="P27"><text:tab/><text:tab/>System.out.println();</text:p>
      <text:p text:style-name="P27"><text:tab/><text:tab/></text:p>
      <text:p text:style-name="P27"><text:tab/><text:tab/>//Inicial</text:p>
      <text:p text:style-name="P27"><text:tab/><text:tab/>System.out.println("Inicial");</text:p>
      <text:p text:style-name="P27"><text:tab/><text:tab/>for(int c=0;c&lt;notas.length;c++){</text:p>
      <text:p text:style-name="P27"><text:tab/><text:tab/><text:tab/>System.out.print(notas[c]+", ");</text:p>
      <text:p text:style-name="P27"><text:tab/><text:tab/>}</text:p>
      <text:p text:style-name="P27"><text:tab/><text:tab/>System.out.println();</text:p>
      <text:p text:style-name="P27"><text:tab/><text:tab/></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text:p>
      <text:p text:style-name="P27"><text:tab/><text:tab/>System.out.println();</text:p>
      <text:p text:style-name="P27"><text:tab/><text:tab/></text:p>
      <text:p text:style-name="P27"><text:tab/><text:tab/>//Correción</text:p>
      <text:p text:style-name="P27"><text:tab/><text:tab/>System.out.println("Correción");</text:p>
      <text:p text:style-name="P27"><text:tab/><text:tab/>notas[corregir]=nota_corregir;</text:p>
      <text:p text:style-name="P27"><text:soft-page-break/><text:tab/><text:tab/></text:p>
      <text:p text:style-name="P27"><text:tab/><text:tab/>media=0;</text:p>
      <text:p text:style-name="P27"><text:tab/><text:tab/>for(int d=0;d&lt;=notas.length-1;d++){</text:p>
      <text:p text:style-name="P27"><text:tab/><text:tab/><text:tab/>media = media + notas[d];</text:p>
      <text:p text:style-name="P27"><text:tab/><text:tab/>}</text:p>
      <text:p text:style-name="P27"><text:tab/><text:tab/></text:p>
      <text:p text:style-name="P27"><text:tab/><text:tab/>min=notas[0];</text:p>
      <text:p text:style-name="P27"><text:tab/><text:tab/>max=notas[0];</text:p>
      <text:p text:style-name="P27"/>
      <text:p text:style-name="P27"><text:tab/><text:tab/>for(int e=0;e&lt;notas.length;e++){</text:p>
      <text:p text:style-name="P27"><text:tab/><text:tab/><text:tab/>if(notas[e]&gt;max){</text:p>
      <text:p text:style-name="P27"><text:tab/><text:tab/><text:tab/><text:tab/>max=notas[e];</text:p>
      <text:p text:style-name="P27"><text:tab/><text:tab/><text:tab/>}</text:p>
      <text:p text:style-name="P27"><text:tab/><text:tab/><text:tab/>if(notas[e]&lt;min){</text:p>
      <text:p text:style-name="P27"><text:tab/><text:tab/><text:tab/><text:tab/>min=notas[e];</text:p>
      <text:p text:style-name="P27"><text:tab/><text:tab/><text:tab/>}</text:p>
      <text:p text:style-name="P27"><text:tab/><text:tab/>}</text:p>
      <text:p text:style-name="P27"><text:tab/><text:tab/></text:p>
      <text:p text:style-name="P27"><text:tab/><text:tab/>for(int f=0;f&lt;notas.length;f++){</text:p>
      <text:p text:style-name="P27"><text:tab/><text:tab/><text:tab/>System.out.print(notas[f]+", ");</text:p>
      <text:p text:style-name="P27"><text:tab/><text:tab/>}</text:p>
      <text:p text:style-name="P27"><text:tab/><text:tab/>System.out.println();</text:p>
      <text:p text:style-name="P27"><text:tab/><text:tab/></text:p>
      <text:p text:style-name="P27"><text:tab/><text:tab/>System.out.println("La media es de: "+media/notas.length);</text:p>
      <text:p text:style-name="P27"><text:tab/><text:tab/>System.out.println("La mayor nota es: "+max);</text:p>
      <text:p text:style-name="P27"><text:tab/><text:tab/>System.out.println("La menor nota es: "+min);</text:p>
      <text:p text:style-name="P27"><text:tab/><text:tab/></text:p>
      <text:p text:style-name="P27"><text:tab/><text:tab/>//Aprobados y suspendidos</text:p>
      <text:p text:style-name="P27"><text:tab/><text:tab/>for(int c=0;c&lt;notas.length;c++){</text:p>
      <text:p text:style-name="P27"><text:tab/><text:tab/><text:tab/>if(notas[c]&gt;=5){</text:p>
      <text:p text:style-name="P27"><text:tab/><text:tab/><text:tab/><text:tab/>aprobados++;</text:p>
      <text:p text:style-name="P27"><text:tab/><text:tab/><text:tab/>}else{</text:p>
      <text:p text:style-name="P27"><text:tab/><text:tab/><text:tab/><text:tab/>suspendidos++;</text:p>
      <text:p text:style-name="P27"><text:tab/><text:tab/><text:tab/>}</text:p>
      <text:p text:style-name="P27"><text:tab/><text:tab/>}</text:p>
      <text:p text:style-name="P27"><text:tab/><text:tab/>System.out.println("Han aprobado: "+aprobados);</text:p>
      <text:p text:style-name="P27"><text:tab/><text:tab/>System.out.println("Han suspendido: "+suspendidos);</text:p>
      <text:p text:style-name="P27"><text:tab/><text:tab/></text:p>
      <text:p text:style-name="P27"><text:soft-page-break/><text:tab/><text:tab/>System.out.println();</text:p>
      <text:p text:style-name="P27"><text:tab/><text:tab/></text:p>
      <text:p text:style-name="P27"><text:tab/><text:tab/>//Pedir nota a buscar</text:p>
      <text:p text:style-name="P27"><text:tab/><text:tab/>System.out.print("Que nota quieres buscar? ");</text:p>
      <text:p text:style-name="P27"><text:tab/><text:tab/>buscar_str = reader.readLine();</text:p>
      <text:p text:style-name="P27"><text:tab/><text:tab/>buscar = Float.parseFloat(buscar_str);</text:p>
      <text:p text:style-name="P27"><text:tab/><text:tab/>while(buscar &gt; 10 || buscar &lt; 0){</text:p>
      <text:p text:style-name="P27"><text:tab/><text:tab/><text:tab/>System.out.println("ERROR: Nota invalida");</text:p>
      <text:p text:style-name="P27"><text:tab/><text:tab/><text:tab/>System.out.print("Que nota quieres buscar? ");</text:p>
      <text:p text:style-name="P27"><text:tab/><text:tab/><text:tab/>buscar_str = reader.readLine();</text:p>
      <text:p text:style-name="P27"><text:tab/><text:tab/><text:tab/>buscar = Float.parseFloat(buscar_str);</text:p>
      <text:p text:style-name="P27"><text:tab/><text:tab/>}</text:p>
      <text:p text:style-name="P27"><text:tab/><text:tab/></text:p>
      <text:p text:style-name="P27"><text:tab/><text:tab/>//Media</text:p>
      <text:p text:style-name="P27"><text:tab/><text:tab/>for(int a=0;a&lt;=notas.length-1;a++){</text:p>
      <text:p text:style-name="P27"><text:tab/><text:tab/><text:tab/>media = media + notas[a];</text:p>
      <text:p text:style-name="P27"><text:tab/><text:tab/>}</text:p>
      <text:p text:style-name="P27"><text:tab/><text:tab/></text:p>
      <text:p text:style-name="P27"><text:tab/><text:tab/>//Minimo y maximo</text:p>
      <text:p text:style-name="P27"><text:tab/><text:tab/>min=notas[0];</text:p>
      <text:p text:style-name="P27"><text:tab/><text:tab/>max=notas[0];</text:p>
      <text:p text:style-name="P27"/>
      <text:p text:style-name="P27"><text:tab/><text:tab/>for(int b=0;b&lt;notas.length;b++){</text:p>
      <text:p text:style-name="P27"><text:tab/><text:tab/><text:tab/>if(notas[b]&gt;max){</text:p>
      <text:p text:style-name="P27"><text:tab/><text:tab/><text:tab/><text:tab/>max=notas[b];</text:p>
      <text:p text:style-name="P27"><text:tab/><text:tab/><text:tab/>}</text:p>
      <text:p text:style-name="P27"><text:tab/><text:tab/><text:tab/>if(notas[b]&lt;min){</text:p>
      <text:p text:style-name="P27"><text:tab/><text:tab/><text:tab/><text:tab/>min=notas[b];</text:p>
      <text:p text:style-name="P27"><text:tab/><text:tab/><text:tab/>}</text:p>
      <text:p text:style-name="P27"><text:tab/><text:tab/>}</text:p>
      <text:p text:style-name="P27"><text:tab/><text:tab/></text:p>
      <text:p text:style-name="P27"><text:tab/><text:tab/>System.out.println();</text:p>
      <text:p text:style-name="P27"><text:tab/><text:tab/></text:p>
      <text:p text:style-name="P27"><text:tab/><text:tab/>//Inicial</text:p>
      <text:p text:style-name="P27"><text:tab/><text:tab/>System.out.println("Notas actuales");</text:p>
      <text:p text:style-name="P27"><text:tab/><text:tab/>for(int c=0;c&lt;notas.length;c++){</text:p>
      <text:p text:style-name="P27"><text:tab/><text:tab/><text:tab/>System.out.print(notas[c]+", ");</text:p>
      <text:p text:style-name="P27"><text:tab/><text:tab/>}</text:p>
      <text:p text:style-name="P27"><text:soft-page-break/><text:tab/><text:tab/></text:p>
      <text:p text:style-name="P27"><text:tab/><text:tab/>int buscar_encontrado=0;</text:p>
      <text:p text:style-name="P27"><text:tab/><text:tab/>int posiciones_buscar[];</text:p>
      <text:p text:style-name="P27"><text:tab/><text:tab/>int z=0;</text:p>
      <text:p text:style-name="P27"><text:tab/><text:tab/></text:p>
      <text:p text:style-name="P27"><text:tab/><text:tab/>System.out.println();</text:p>
      <text:p text:style-name="P27"><text:tab/><text:tab/></text:p>
      <text:p text:style-name="P27"><text:tab/><text:tab/>//Buscar nota</text:p>
      <text:p text:style-name="P27"><text:tab/><text:tab/>for(int d=0;d&lt;notas.length;d++){</text:p>
      <text:p text:style-name="P27"><text:tab/><text:tab/><text:tab/>if(notas[d]==buscar){</text:p>
      <text:p text:style-name="P27"><text:tab/><text:tab/><text:tab/><text:tab/>buscar_encontrado++;</text:p>
      <text:p text:style-name="P27"><text:tab/><text:tab/><text:tab/><text:tab/>z++;</text:p>
      <text:p text:style-name="P27"><text:tab/><text:tab/><text:tab/>}</text:p>
      <text:p text:style-name="P27"><text:tab/><text:tab/>}</text:p>
      <text:p text:style-name="P27"><text:tab/><text:tab/></text:p>
      <text:p text:style-name="P27"><text:tab/><text:tab/>posiciones_buscar = new int[buscar_encontrado];</text:p>
      <text:p text:style-name="P27"><text:tab/><text:tab/>int z2=0;</text:p>
      <text:p text:style-name="P27"><text:tab/><text:tab/>for(int x=0;x&lt;notas.length;x++){</text:p>
      <text:p text:style-name="P27"><text:tab/><text:tab/><text:tab/>if(notas[x]==buscar){</text:p>
      <text:p text:style-name="P27"><text:tab/><text:tab/><text:tab/><text:tab/>posiciones_buscar[z2]=x;</text:p>
      <text:p text:style-name="P27"><text:tab/><text:tab/><text:tab/><text:tab/>z2++;</text:p>
      <text:p text:style-name="P27"><text:tab/><text:tab/><text:tab/>}</text:p>
      <text:p text:style-name="P27"><text:tab/><text:tab/>}</text:p>
      <text:p text:style-name="P27"><text:tab/><text:tab/></text:p>
      <text:p text:style-name="P27"><text:tab/><text:tab/>if(buscar_encontrado == 0){</text:p>
      <text:p text:style-name="P27"><text:tab/><text:tab/><text:tab/>System.out.println("No hay ninguna nota con el valor de "+buscar);</text:p>
      <text:p text:style-name="P27"><text:tab/><text:tab/>}else if(buscar_encontrado == 1){</text:p>
      <text:p text:style-name="P27"><text:tab/><text:tab/><text:tab/>System.out.println("Hay "+buscar_encontrado+" nota con el valor "+buscar+" en las posiciones "+Arrays.toString(posiciones_buscar));</text:p>
      <text:p text:style-name="P27"><text:tab/><text:tab/>}else{</text:p>
      <text:p text:style-name="P27"><text:tab/><text:tab/><text:tab/>System.out.println("Hay "+buscar_encontrado+" notas con el valor "+buscar+" en las posiciones "+Arrays.toString(posiciones_buscar));</text:p>
      <text:p text:style-name="P27"><text:tab/><text:tab/>}</text:p>
      <text:p text:style-name="P27"><text:tab/>}</text:p>
      <text:p text:style-name="P27">}</text:p>
      <text:p text:style-name="P27"/>
      <text:p text:style-name="P16">Exercici <text:span text:style-name="T10">12</text:span>: <text:span text:style-name="T9">Suma d'arrays</text:span></text:p>
      <text:p text:style-name="P12"><text:soft-page-break/>Declara tres arrays de 10 enters. Demana a l'usuari dos enters. Inicialitza dos dels arrays declarats amb valors seqüencials a partir dels enters introduïts. Calcula la suma dels arrays inicialitzats i deixa el resultat al tercer array. <text:s/>Finalment mostra els tres arrays segons l'exemple que considera l'entrada 2 i 5</text:p>
      <text:p text:style-name="P19">[1] <text:s text:c="2"/>2, 3, 4, 5, 6, 7, 8, 9, 10, 11</text:p>
      <text:p text:style-name="P19">[2] <text:s text:c="2"/>5, 6, 7, 8, 9, 10, 11, 12, 13, 14</text:p>
      <text:p text:style-name="P19">[1+2] 7, 9, 11, 13, 15, 17, 19, 21, 23, 25</text:p>
      <text:p text:style-name="P12"/>
      <text:p text:style-name="P12"/>
      <text:p text:style-name="P27">import java.io.*;</text:p>
      <text:p text:style-name="P27"/>
      <text:p text:style-name="P27">public class Exercici12_P10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Crear arrays</text:p>
      <text:p text:style-name="P27"><text:tab/><text:tab/></text:p>
      <text:p text:style-name="P27"><text:tab/><text:tab/>int array1[];</text:p>
      <text:p text:style-name="P27"><text:tab/><text:tab/>array1 = new int[10];</text:p>
      <text:p text:style-name="P27"><text:tab/><text:tab/></text:p>
      <text:p text:style-name="P27"><text:tab/><text:tab/>int array2[];</text:p>
      <text:p text:style-name="P27"><text:tab/><text:tab/>array2 = new int[10];</text:p>
      <text:p text:style-name="P27"><text:tab/><text:tab/></text:p>
      <text:p text:style-name="P27"><text:tab/><text:tab/>int array3[];</text:p>
      <text:p text:style-name="P27"><text:tab/><text:tab/>array3 = new int[10];</text:p>
      <text:p text:style-name="P27"><text:tab/><text:tab/></text:p>
      <text:p text:style-name="P27"><text:tab/><text:tab/>//Pedir 2 numeros</text:p>
      <text:p text:style-name="P27"><text:tab/><text:tab/></text:p>
      <text:p text:style-name="P27"><text:tab/><text:tab/>System.out.println("Pon un numero: ");</text:p>
      <text:p text:style-name="P27"><text:tab/><text:tab/>String num1_str = reader.readLine();</text:p>
      <text:p text:style-name="P27"><text:tab/><text:tab/>System.out.println("Pon otro numero: ");</text:p>
      <text:p text:style-name="P27"><text:tab/><text:tab/>String num2_str = reader.readLine();</text:p>
      <text:p text:style-name="P27"><text:tab/><text:tab/></text:p>
      <text:p text:style-name="P27"><text:tab/><text:tab/>int num1 = Integer.parseInt(num1_str);</text:p>
      <text:p text:style-name="P27"><text:tab/><text:tab/>int num2 = Integer.parseInt(num2_str);</text:p>
      <text:p text:style-name="P27"><text:tab/><text:tab/></text:p>
      <text:p text:style-name="P27"><text:tab/><text:tab/>//Poner numeros en los arrays 1 y 2</text:p>
      <text:p text:style-name="P27"><text:soft-page-break/><text:tab/><text:tab/></text:p>
      <text:p text:style-name="P27"><text:tab/><text:tab/>for(int i=0;i&lt;10;i++){</text:p>
      <text:p text:style-name="P27"><text:tab/><text:tab/><text:tab/>array1[i] = num1; </text:p>
      <text:p text:style-name="P27"><text:tab/><text:tab/><text:tab/>array2[i] = num2;</text:p>
      <text:p text:style-name="P27"><text:tab/><text:tab/><text:tab/>num1++; </text:p>
      <text:p text:style-name="P27"><text:tab/><text:tab/><text:tab/>num2++; </text:p>
      <text:p text:style-name="P27"><text:tab/><text:tab/>}</text:p>
      <text:p text:style-name="P27"><text:tab/><text:tab/></text:p>
      <text:p text:style-name="P27"><text:tab/><text:tab/>//Sumar los arrays 1 y 2 en la 3</text:p>
      <text:p text:style-name="P27"><text:tab/><text:tab/>for(int a=0;a&lt;10;a++){</text:p>
      <text:p text:style-name="P27"><text:tab/><text:tab/><text:tab/>array3[a] = array1[a] + array2[a];</text:p>
      <text:p text:style-name="P27"><text:tab/><text:tab/>}</text:p>
      <text:p text:style-name="P27"><text:tab/><text:tab/></text:p>
      <text:p text:style-name="P27"><text:tab/><text:tab/>//Imprimir el array 3</text:p>
      <text:p text:style-name="P27"><text:tab/><text:tab/></text:p>
      <text:p text:style-name="P27"><text:tab/><text:tab/>for(int b=0;b&lt;10;b++){</text:p>
      <text:p text:style-name="P27"><text:tab/><text:tab/><text:tab/>System.out.print(array3[b]+",");</text:p>
      <text:p text:style-name="P27"><text:tab/><text:tab/>}</text:p>
      <text:p text:style-name="P27"><text:tab/>}</text:p>
      <text:p text:style-name="P27">}<text:tab/></text:p>
      <text:p text:style-name="P27"><text:tab/><text:tab/></text:p>
      <text:p text:style-name="P27"><text:tab/><text:tab/></text:p>
      <text:p text:style-name="P20">Exercici <text:span text:style-name="T10">13 (opcional)</text:span>: <text:span text:style-name="T9">Ordena notes</text:span></text:p>
      <text:p text:style-name="P12">Una nova versió de l'exercici 5. Aquest cop, en comptes d'aprovar a tothom, el programa ordenarà les notes en ordre creixent.</text:p>
      <text:p text:style-name="P12"/>
      <text:p text:style-name="P12">Per exemple, si</text:p>
      <text:p text:style-name="P19">Inicial: 1, 2, 3, 2, 3, 4, 3, 5, 3</text:p>
      <text:p text:style-name="P12"/>
      <text:p text:style-name="P12">Tindrem</text:p>
      <text:p text:style-name="P19">Correcció: 1, 2, 2, 3, 3, 3, 3, 4, 5</text:p>
      <text:p text:style-name="P12"/>
      <text:p text:style-name="P12">Pista: hi ha molts algorismes d'ordenació. Pots fer servir el conegut mètode de la bombolla. Es tracta d'un mètode molt senzill amb el següent esquema:</text:p>
      <text:p text:style-name="P19">mentre no estigui ordenat</text:p>
      <text:p text:style-name="P19"><text:tab/>marca com a ordenat</text:p>
      <text:p text:style-name="P19"><text:tab/>recorre l'array i compara el valor de cada posició amb el de la següent</text:p>
      <text:p text:style-name="P19"><text:tab/>si l'actual és més gran que el de la següent, llavors</text:p>
      <text:p text:style-name="P19"><text:tab/><text:tab/>intercanvia i marca com no ordenat</text:p>
      <text:p text:style-name="P12"/>
      <text:p text:style-name="P27">import java.io.*;</text:p>
      <text:p text:style-name="P27">public class Exercici13_P10 {</text:p>
      <text:p text:style-name="P27"><text:tab/>public static void main (String[] args) throws IOException <text:s/>{</text:p>
      <text:p text:style-name="P27"><text:tab/><text:tab/>BufferedReader reader = new BufferedReader(new InputStreamReader(System.in));</text:p>
      <text:p text:style-name="P27"/>
      <text:p text:style-name="P27"><text:tab/><text:tab/>//Iniciar y declarar variables</text:p>
      <text:p text:style-name="P27"><text:tab/><text:tab/>float nota,media,min,max,nota_corregir;</text:p>
      <text:p text:style-name="P27"><text:tab/><text:tab/>String nota_str,corregir_str,nota_corregir_str;</text:p>
      <text:p text:style-name="P27"><text:tab/><text:tab/>media=0;</text:p>
      <text:p text:style-name="P27"><text:tab/><text:tab/>int contador=0;</text:p>
      <text:p text:style-name="P27"><text:tab/><text:tab/>int corregir=0;</text:p>
      <text:p text:style-name="P27"><text:tab/><text:tab/></text:p>
      <text:p text:style-name="P27"><text:tab/><text:tab/>//Coger cantidad de alumnos</text:p>
      <text:p text:style-name="P27"><text:tab/><text:tab/>System.out.print("Cuantos alumnos vas introducir: ");</text:p>
      <text:p text:style-name="P27"><text:tab/><text:tab/>String alumnos_str= reader.readLine();</text:p>
      <text:p text:style-name="P27"><text:tab/><text:tab/>int alumnos = Integer.parseInt(alumnos_str);</text:p>
      <text:p text:style-name="P27"/>
      <text:p text:style-name="P27"><text:tab/><text:tab/>while(alumnos&gt;50 || alumnos&lt;1){</text:p>
      <text:p text:style-name="P27"><text:soft-page-break/><text:tab/><text:tab/><text:tab/>System.out.println("ERROR: Cantidad invalida rango entre 1 y 50 porfavor");</text:p>
      <text:p text:style-name="P27"><text:tab/><text:tab/><text:tab/>System.out.println("Cuantos alumnos vas introducir: ");</text:p>
      <text:p text:style-name="P27"><text:tab/><text:tab/><text:tab/>alumnos_str= reader.readLine();</text:p>
      <text:p text:style-name="P27"><text:tab/><text:tab/><text:tab/>alumnos = Integer.parseInt(alumnos_str);</text:p>
      <text:p text:style-name="P27"><text:tab/><text:tab/>}</text:p>
      <text:p text:style-name="P27"/>
      <text:p text:style-name="P27"><text:tab/><text:tab/>//Crear el array</text:p>
      <text:p text:style-name="P27"><text:tab/><text:tab/>float notas[];</text:p>
      <text:p text:style-name="P27"><text:tab/><text:tab/>notas = new float[alumnos];</text:p>
      <text:p text:style-name="P27"/>
      <text:p text:style-name="P27"><text:tab/><text:tab/>//Coger notas</text:p>
      <text:p text:style-name="P27"><text:tab/><text:tab/>for(int i=0;i&lt;notas.length;i++){</text:p>
      <text:p text:style-name="P27"><text:tab/><text:tab/><text:tab/>System.out.print("Introduce la nota del alumno número "+(i+1)+": ");</text:p>
      <text:p text:style-name="P27"><text:tab/><text:tab/><text:tab/>nota_str = reader.readLine();</text:p>
      <text:p text:style-name="P27"><text:tab/><text:tab/><text:tab/>nota = Float.parseFloat(nota_str);</text:p>
      <text:p text:style-name="P27"><text:tab/><text:tab/><text:tab/>while(nota&gt;10 || nota&lt;0){</text:p>
      <text:p text:style-name="P27"><text:tab/><text:tab/><text:tab/><text:tab/>System.out.println("ERROR: Nota invalida rango entre 0 y 10");</text:p>
      <text:p text:style-name="P27"><text:tab/><text:tab/><text:tab/><text:tab/>System.out.print("Introduce la nota del alumno número "+(i+1)+": ");</text:p>
      <text:p text:style-name="P27"><text:tab/><text:tab/><text:tab/><text:tab/>nota_str = reader.readLine();</text:p>
      <text:p text:style-name="P27"><text:tab/><text:tab/><text:tab/><text:tab/>nota = Float.parseFloat(nota_str);</text:p>
      <text:p text:style-name="P27"><text:tab/><text:tab/><text:tab/>}</text:p>
      <text:p text:style-name="P27"><text:tab/><text:tab/><text:tab/>notas[i]=nota;</text:p>
      <text:p text:style-name="P27"><text:tab/><text:tab/><text:tab/>System.out.println(notas[i]);</text:p>
      <text:p text:style-name="P27"><text:tab/><text:tab/>}</text:p>
      <text:p text:style-name="P27"/>
      <text:p text:style-name="P27"><text:tab/><text:tab/>//Inicial</text:p>
      <text:p text:style-name="P27"><text:tab/><text:tab/>System.out.println("Inicial");</text:p>
      <text:p text:style-name="P27"><text:tab/><text:tab/>for(int i=0;i&lt;notas.length;i++){</text:p>
      <text:p text:style-name="P27"><text:tab/><text:tab/><text:tab/>System.out.print(notas[i]+",");</text:p>
      <text:p text:style-name="P27"><text:tab/><text:tab/>}</text:p>
      <text:p text:style-name="P27"/>
      <text:p text:style-name="P27"><text:tab/><text:tab/>System.out.println();</text:p>
      <text:p text:style-name="P27"/>
      <text:p text:style-name="P27"><text:tab/><text:tab/>//Ordenar menor a mayor</text:p>
      <text:p text:style-name="P27"><text:tab/><text:tab/>int i;</text:p>
      <text:p text:style-name="P27"><text:tab/><text:tab/>String entrar="s";</text:p>
      <text:p text:style-name="P27"><text:soft-page-break/><text:tab/><text:tab/>float temp;</text:p>
      <text:p text:style-name="P27"><text:tab/><text:tab/></text:p>
      <text:p text:style-name="P27"><text:tab/><text:tab/>//Bubble sort</text:p>
      <text:p text:style-name="P27"><text:tab/><text:tab/>while (entrar.equals("s")){</text:p>
      <text:p text:style-name="P27"><text:s text:c="12"/>entrar= "n";</text:p>
      <text:p text:style-name="P27"><text:s text:c="12"/>for(i=0;i&lt;notas.length-1;i++){</text:p>
      <text:p text:style-name="P27"><text:tab/><text:tab/><text:tab/><text:tab/>if(notas[i]&gt;notas[i+1]){</text:p>
      <text:p text:style-name="P27"><text:tab/><text:tab/><text:tab/><text:tab/><text:tab/>temp = notas[i];</text:p>
      <text:p text:style-name="P27"><text:tab/><text:tab/><text:tab/><text:tab/><text:tab/>notas[i] = notas[i+1];</text:p>
      <text:p text:style-name="P27"><text:tab/><text:tab/><text:tab/><text:tab/><text:tab/>notas[i+1] = temp;</text:p>
      <text:p text:style-name="P27"><text:tab/><text:tab/><text:tab/><text:tab/><text:tab/>entrar="s";</text:p>
      <text:p text:style-name="P27"><text:tab/><text:tab/><text:tab/><text:tab/>}</text:p>
      <text:p text:style-name="P27"><text:tab/><text:tab/><text:tab/>}</text:p>
      <text:p text:style-name="P27"><text:tab/><text:tab/>}</text:p>
      <text:p text:style-name="P27"><text:tab/><text:tab/></text:p>
      <text:p text:style-name="P27"><text:tab/><text:tab/>System.out.println("Correción");</text:p>
      <text:p text:style-name="P27"><text:tab/><text:tab/>for(int z=0;z&lt;notas.length;z++){</text:p>
      <text:p text:style-name="P27"><text:tab/><text:tab/><text:tab/>System.out.print(notas[z]+",");</text:p>
      <text:p text:style-name="P27"><text:tab/><text:tab/>}</text:p>
      <text:p text:style-name="P27"><text:tab/><text:tab/></text:p>
      <text:p text:style-name="P27"><text:tab/><text:tab/>System.out.println();</text:p>
      <text:p text:style-name="P27"><text:tab/>}</text:p>
      <text:p text:style-name="P27">}</text:p>
      <text:p text:style-name="P28"/>
      <text:p text:style-name="P28"/>
      <text:p text:style-name="P30">Extra de busqueda dicotomica:</text:p>
      <text:p text:style-name="P29">import java.io.*;</text:p>
      <text:p text:style-name="P29">//Ordenar con busqueda dicotomica</text:p>
      <text:p text:style-name="P29">public class Exercici14_P10 {</text:p>
      <text:p text:style-name="P29"><text:tab/>public static void main (String[] args) throws IOException <text:s/>{</text:p>
      <text:p text:style-name="P29"><text:tab/><text:tab/>BufferedReader reader = new BufferedReader(new InputStreamReader(System.in));</text:p>
      <text:p text:style-name="P29"/>
      <text:p text:style-name="P29"><text:tab/><text:tab/>//Iniciar y declarar variables</text:p>
      <text:p text:style-name="P29"><text:tab/><text:tab/>float nota,buscar;</text:p>
      <text:p text:style-name="P29"><text:tab/><text:tab/>String nota_str,buscar_str;</text:p>
      <text:p text:style-name="P29"><text:tab/><text:tab/></text:p>
      <text:p text:style-name="P29"><text:tab/><text:tab/>//Coger cantidad de alumnos</text:p>
      <text:p text:style-name="P29"><text:soft-page-break/><text:tab/><text:tab/>System.out.print("Cuantos alumnos vas introducir: ");</text:p>
      <text:p text:style-name="P29"><text:tab/><text:tab/>String alumnos_str= reader.readLine();</text:p>
      <text:p text:style-name="P29"><text:tab/><text:tab/>int alumnos = Integer.parseInt(alumnos_str);</text:p>
      <text:p text:style-name="P29"/>
      <text:p text:style-name="P29"><text:tab/><text:tab/>while(alumnos&gt;50 || alumnos&lt;1){</text:p>
      <text:p text:style-name="P29"><text:tab/><text:tab/><text:tab/>System.out.println("ERROR: Cantidad invalida rango entre 1 y 50 porfavor");</text:p>
      <text:p text:style-name="P29"><text:tab/><text:tab/><text:tab/>System.out.println("Cuantos alumnos vas introducir: ");</text:p>
      <text:p text:style-name="P29"><text:tab/><text:tab/><text:tab/>alumnos_str= reader.readLine();</text:p>
      <text:p text:style-name="P29"><text:tab/><text:tab/><text:tab/>alumnos = Integer.parseInt(alumnos_str);</text:p>
      <text:p text:style-name="P29"><text:tab/><text:tab/>}</text:p>
      <text:p text:style-name="P29"/>
      <text:p text:style-name="P29"><text:tab/><text:tab/>//Crear el array</text:p>
      <text:p text:style-name="P29"><text:tab/><text:tab/>float notas[];</text:p>
      <text:p text:style-name="P29"><text:tab/><text:tab/>notas = new float[alumnos];</text:p>
      <text:p text:style-name="P29"/>
      <text:p text:style-name="P29"><text:tab/><text:tab/>//Coger notas</text:p>
      <text:p text:style-name="P29"><text:tab/><text:tab/>for(int i=0;i&lt;notas.length;i++){</text:p>
      <text:p text:style-name="P29"><text:tab/><text:tab/><text:tab/>System.out.print("Introduce la nota del alumno número "+(i+1)+": ");</text:p>
      <text:p text:style-name="P29"><text:tab/><text:tab/><text:tab/>nota_str = reader.readLine();</text:p>
      <text:p text:style-name="P29"><text:tab/><text:tab/><text:tab/>nota = Float.parseFloat(nota_str);</text:p>
      <text:p text:style-name="P29"><text:tab/><text:tab/><text:tab/>while(nota&gt;10 || nota&lt;0){</text:p>
      <text:p text:style-name="P29"><text:tab/><text:tab/><text:tab/><text:tab/>System.out.println("ERROR: Nota invalida rango entre 0 y 10");</text:p>
      <text:p text:style-name="P29"><text:tab/><text:tab/><text:tab/><text:tab/>System.out.print("Introduce la nota del alumno número "+(i+1)+": ");</text:p>
      <text:p text:style-name="P29"><text:tab/><text:tab/><text:tab/><text:tab/>nota_str = reader.readLine();</text:p>
      <text:p text:style-name="P29"><text:tab/><text:tab/><text:tab/><text:tab/>nota = Float.parseFloat(nota_str);</text:p>
      <text:p text:style-name="P29"><text:tab/><text:tab/><text:tab/>}</text:p>
      <text:p text:style-name="P29"><text:tab/><text:tab/><text:tab/>notas[i]=nota;</text:p>
      <text:p text:style-name="P29"><text:tab/><text:tab/><text:tab/>System.out.println(notas[i]);</text:p>
      <text:p text:style-name="P29"><text:tab/><text:tab/>}</text:p>
      <text:p text:style-name="P29"/>
      <text:p text:style-name="P29"><text:tab/><text:tab/>//Inicial</text:p>
      <text:p text:style-name="P29"><text:tab/><text:tab/>System.out.println("Inicial");</text:p>
      <text:p text:style-name="P29"><text:tab/><text:tab/>for(int i=0;i&lt;notas.length;i++){</text:p>
      <text:p text:style-name="P29"><text:tab/><text:tab/><text:tab/>System.out.print(notas[i]+",");</text:p>
      <text:p text:style-name="P29"><text:tab/><text:tab/>}</text:p>
      <text:p text:style-name="P29"/>
      <text:p text:style-name="P29"><text:soft-page-break/><text:tab/><text:tab/>System.out.println();</text:p>
      <text:p text:style-name="P29"><text:tab/><text:tab/></text:p>
      <text:p text:style-name="P29"><text:tab/><text:tab/>//Pedir nota a buscar</text:p>
      <text:p text:style-name="P29"><text:tab/><text:tab/>System.out.print("Que nota quieres buscar? ");</text:p>
      <text:p text:style-name="P29"><text:tab/><text:tab/>buscar_str = reader.readLine();</text:p>
      <text:p text:style-name="P29"><text:tab/><text:tab/>buscar = Float.parseFloat(buscar_str);</text:p>
      <text:p text:style-name="P29"><text:tab/><text:tab/>while(buscar &gt; 10 || buscar &lt; 0){</text:p>
      <text:p text:style-name="P29"><text:tab/><text:tab/><text:tab/>System.out.println("ERROR: Nota invalida");</text:p>
      <text:p text:style-name="P29"><text:tab/><text:tab/><text:tab/>System.out.print("Que nota quieres buscar? ");</text:p>
      <text:p text:style-name="P29"><text:tab/><text:tab/><text:tab/>buscar_str = reader.readLine();</text:p>
      <text:p text:style-name="P29"><text:tab/><text:tab/><text:tab/>buscar = Float.parseFloat(buscar_str);</text:p>
      <text:p text:style-name="P29"><text:tab/><text:tab/>}</text:p>
      <text:p text:style-name="P29"><text:tab/><text:tab/></text:p>
      <text:p text:style-name="P29"><text:tab/><text:tab/>//Busqueda dicotomica</text:p>
      <text:p text:style-name="P29"><text:tab/><text:tab/>int i = 0; </text:p>
      <text:p text:style-name="P29"><text:tab/><text:tab/>int f = alumnos -1;</text:p>
      <text:p text:style-name="P29"><text:tab/><text:tab/>int m = (i+f)/2;</text:p>
      <text:p text:style-name="P29"><text:tab/><text:tab/></text:p>
      <text:p text:style-name="P29"><text:tab/><text:tab/>while((i &lt;= f)){</text:p>
      <text:p text:style-name="P29"><text:tab/><text:tab/><text:tab/>m = (f+i)/2;</text:p>
      <text:p text:style-name="P29"><text:tab/><text:tab/><text:tab/>if(buscar &gt; notas[m]){</text:p>
      <text:p text:style-name="P29"><text:tab/><text:tab/><text:tab/><text:tab/>i = m+1;</text:p>
      <text:p text:style-name="P29"><text:tab/><text:tab/><text:tab/>}else if(buscar &lt; notas[m]){</text:p>
      <text:p text:style-name="P29"><text:tab/><text:tab/><text:tab/><text:tab/>f = m-1;</text:p>
      <text:p text:style-name="P29"><text:tab/><text:tab/><text:tab/>}else{</text:p>
      <text:p text:style-name="P29"><text:tab/><text:tab/><text:tab/><text:tab/>break;</text:p>
      <text:p text:style-name="P29"><text:tab/><text:tab/><text:tab/>}</text:p>
      <text:p text:style-name="P29"><text:tab/><text:tab/>}</text:p>
      <text:p text:style-name="P29"><text:tab/><text:tab/></text:p>
      <text:p text:style-name="P29"><text:tab/><text:tab/>if (i &gt; f){</text:p>
      <text:p text:style-name="P29"><text:tab/><text:tab/><text:tab/>System.out.println("La nota "+buscar+" no esta en el array.");</text:p>
      <text:p text:style-name="P29"><text:tab/><text:tab/>}else{</text:p>
      <text:p text:style-name="P29"><text:tab/><text:tab/><text:tab/>System.out.println("La nota "+buscar+" esta en la posición "+(m+1));</text:p>
      <text:p text:style-name="P29"><text:tab/><text:tab/>}</text:p>
      <text:p text:style-name="P29"><text:tab/>}</text:p>
      <text:p text:style-name="P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0417in" fo:margin-bottom="0in"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0417in" fo:margin-bottom="0in" loext:contextual-spacing="false" fo:keep-with-next="always">
        <style:tab-stops>
          <style:tab-stop style:position="0.0984in"/>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0984in"/>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0693in" fo:margin-bottom="0.0693in"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17in"/>
      </text:outline-level-style>
      <text:outline-level-style text:level="2" style:num-suffix="." style:num-format="1" text:display-levels="2">
        <style:list-level-properties text:space-before="0.4917in" text:min-label-width="0.4917in"/>
      </text:outline-level-style>
      <text:outline-level-style text:level="3" style:num-suffix="." style:num-format="1" text:display-levels="3">
        <style:list-level-properties text:space-before="0.9835in" text:min-label-width="0.4917in"/>
      </text:outline-level-style>
      <text:outline-level-style text:level="4" style:num-suffix="." style:num-format="1" text:display-levels="4">
        <style:list-level-properties text:space-before="1.4748in" text:min-label-width="0.4917in"/>
      </text:outline-level-style>
      <text:outline-level-style text:level="5" style:num-suffix="." style:num-format="1" text:display-levels="5">
        <style:list-level-properties text:space-before="1.9665in" text:min-label-width="0.4917in"/>
      </text:outline-level-style>
      <text:outline-level-style text:level="6" style:num-suffix="." style:num-format="1" text:display-levels="6">
        <style:list-level-properties text:space-before="2.4583in" text:min-label-width="0.4917in"/>
      </text:outline-level-style>
      <text:outline-level-style text:level="7" style:num-suffix="." style:num-format="1" text:display-levels="7">
        <style:list-level-properties text:space-before="2.95in" text:min-label-width="0.4917in"/>
      </text:outline-level-style>
      <text:outline-level-style text:level="8" style:num-suffix="." style:num-format="1" text:display-levels="8">
        <style:list-level-properties text:space-before="3.4417in" text:min-label-width="0.4917in"/>
      </text:outline-level-style>
      <text:outline-level-style text:level="9" style:num-suffix="." style:num-format="1" text:display-levels="9">
        <style:list-level-properties text:space-before="3.9335in" text:min-label-width="0.491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4917in"/>
      </text:list-level-style-number>
      <text:list-level-style-number text:level="2" style:num-suffix="." style:num-format="1" text:display-levels="2">
        <style:list-level-properties text:space-before="0.4917in" text:min-label-width="0.4917in"/>
      </text:list-level-style-number>
      <text:list-level-style-number text:level="3" style:num-suffix="." style:num-format="1" text:display-levels="3">
        <style:list-level-properties text:space-before="0.9835in" text:min-label-width="0.4917in"/>
      </text:list-level-style-number>
      <text:list-level-style-number text:level="4" style:num-suffix="." style:num-format="1" text:display-levels="4">
        <style:list-level-properties text:space-before="1.4748in" text:min-label-width="0.4917in"/>
      </text:list-level-style-number>
      <text:list-level-style-number text:level="5" style:num-suffix="." style:num-format="1" text:display-levels="5">
        <style:list-level-properties text:space-before="1.9665in" text:min-label-width="0.4917in"/>
      </text:list-level-style-number>
      <text:list-level-style-number text:level="6" style:num-suffix="." style:num-format="1" text:display-levels="6">
        <style:list-level-properties text:space-before="2.4583in" text:min-label-width="0.4917in"/>
      </text:list-level-style-number>
      <text:list-level-style-number text:level="7" style:num-suffix="." style:num-format="1" text:display-levels="7">
        <style:list-level-properties text:space-before="2.95in" text:min-label-width="0.4917in"/>
      </text:list-level-style-number>
      <text:list-level-style-number text:level="8" style:num-suffix="." style:num-format="1" text:display-levels="8">
        <style:list-level-properties text:space-before="3.4417in" text:min-label-width="0.4917in"/>
      </text:list-level-style-number>
      <text:list-level-style-number text:level="9" style:num-suffix="." style:num-format="1" text:display-levels="9">
        <style:list-level-properties text:space-before="3.9335in" text:min-label-width="0.4917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text:start-value="3">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Wingdings"/>
      </text:list-level-style-bullet>
      <text:list-level-style-bullet text:level="2" text:style-name="WW8Num4z1" text:bullet-char="o">
        <style:list-level-properties text:space-before="0.75in" text:min-label-width="0.25in"/>
        <style:text-properties style:font-name="Courier New1"/>
      </text:list-level-style-bullet>
      <text:list-level-style-bullet text:level="3" text:style-name="WW8Num4z0"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1"/>
      </text:list-level-style-bullet>
      <text:list-level-style-bullet text:level="6" text:style-name="WW8Num4z0"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1"/>
      </text:list-level-style-bullet>
      <text:list-level-style-bullet text:level="9" text:style-name="WW8Num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Wingdings"/>
      </text:list-level-style-bullet>
      <text:list-level-style-bullet text:level="2" text:style-name="WW8Num6z1" text:bullet-char="o">
        <style:list-level-properties text:space-before="0.75in" text:min-label-width="0.25in"/>
        <style:text-properties style:font-name="Courier New1"/>
      </text:list-level-style-bullet>
      <text:list-level-style-bullet text:level="3" text:style-name="WW8Num6z0" text:bullet-char="">
        <style:list-level-properties text:space-before="1.25in" text:min-label-width="0.25in"/>
        <style:text-properties style:font-name="Wingdings"/>
      </text:list-level-style-bullet>
      <text:list-level-style-bullet text:level="4" text:style-name="WW8Num6z3"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1"/>
      </text:list-level-style-bullet>
      <text:list-level-style-bullet text:level="6" text:style-name="WW8Num6z0" text:bullet-char="">
        <style:list-level-properties text:space-before="2.75in" text:min-label-width="0.25in"/>
        <style:text-properties style:font-name="Wingdings"/>
      </text:list-level-style-bullet>
      <text:list-level-style-bullet text:level="7" text:style-name="WW8Num6z3"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1"/>
      </text:list-level-style-bullet>
      <text:list-level-style-bullet text:level="9" text:style-name="WW8Num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5in"/>
      </text:list-level-style-number>
      <text:list-level-style-number text:level="2" style:num-prefix="4."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text:start-value="2">
        <style:list-level-properties text:min-label-width="0.25in"/>
      </text:list-level-style-number>
      <text:list-level-style-number text:level="2" style:num-suffix="." style:num-format="1" text:start-value="3" text:display-levels="2">
        <style:list-level-properties text:space-before="0.4917in" text:min-label-width="0.5in"/>
      </text:list-level-style-number>
      <text:list-level-style-number text:level="3" style:num-suffix="." style:num-format="1" text:display-levels="3">
        <style:list-level-properties text:space-before="0.9835in" text:min-label-width="0.5in"/>
      </text:list-level-style-number>
      <text:list-level-style-number text:level="4" style:num-suffix="." style:num-format="1" text:display-levels="4">
        <style:list-level-properties text:space-before="1.4752in" text:min-label-width="0.75in"/>
      </text:list-level-style-number>
      <text:list-level-style-number text:level="5" style:num-suffix="." style:num-format="1" text:display-levels="5">
        <style:list-level-properties text:space-before="1.9665in" text:min-label-width="0.75in"/>
      </text:list-level-style-number>
      <text:list-level-style-number text:level="6" style:num-suffix="." style:num-format="1" text:display-levels="6">
        <style:list-level-properties text:space-before="2.4583in" text:min-label-width="1in"/>
      </text:list-level-style-number>
      <text:list-level-style-number text:level="7" style:num-suffix="." style:num-format="1" text:display-levels="7">
        <style:list-level-properties text:space-before="2.95in" text:min-label-width="1in"/>
      </text:list-level-style-number>
      <text:list-level-style-number text:level="8" style:num-suffix="." style:num-format="1" text:display-levels="8">
        <style:list-level-properties text:space-before="3.4417in" text:min-label-width="1.25in"/>
      </text:list-level-style-number>
      <text:list-level-style-number text:level="9" style:num-suffix="." style:num-format="1" text:display-levels="9">
        <style:list-level-properties text:space-before="3.9335in" text:min-label-width="1.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prefix="1."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Arial"/>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0984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prefix="1." style:num-format="1">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Sylfaen"/>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Wingdings"/>
      </text:list-level-style-bullet>
      <text:list-level-style-bullet text:level="2" text:style-name="WW8Num17z1" text:bullet-char="o">
        <style:list-level-properties text:space-before="0.75in" text:min-label-width="0.25in"/>
        <style:text-properties style:font-name="Courier New1"/>
      </text:list-level-style-bullet>
      <text:list-level-style-bullet text:level="3" text:style-name="WW8Num17z0" text:bullet-char="">
        <style:list-level-properties text:space-before="1.25in" text:min-label-width="0.25in"/>
        <style:text-properties style:font-name="Wingdings"/>
      </text:list-level-style-bullet>
      <text:list-level-style-bullet text:level="4" text:style-name="WW8Num17z3"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1"/>
      </text:list-level-style-bullet>
      <text:list-level-style-bullet text:level="6" text:style-name="WW8Num17z0" text:bullet-char="">
        <style:list-level-properties text:space-before="2.75in" text:min-label-width="0.25in"/>
        <style:text-properties style:font-name="Wingdings"/>
      </text:list-level-style-bullet>
      <text:list-level-style-bullet text:level="7" text:style-name="WW8Num17z3"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1"/>
      </text:list-level-style-bullet>
      <text:list-level-style-bullet text:level="9" text:style-name="WW8Num1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prefix="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text:bullet-char="">
        <style:list-level-properties text:space-before="0.25in" text:min-label-width="0.25in"/>
        <style:text-properties style:font-name="Wingdings"/>
      </text:list-level-style-bullet>
      <text:list-level-style-bullet text:level="2" text:style-name="WW8Num20z1" text:bullet-char="o">
        <style:list-level-properties text:space-before="0.75in" text:min-label-width="0.25in"/>
        <style:text-properties style:font-name="Courier New1"/>
      </text:list-level-style-bullet>
      <text:list-level-style-bullet text:level="3" text:style-name="WW8Num20z0" text:bullet-char="">
        <style:list-level-properties text:space-before="1.25in" text:min-label-width="0.25in"/>
        <style:text-properties style:font-name="Wingdings"/>
      </text:list-level-style-bullet>
      <text:list-level-style-bullet text:level="4" text:style-name="WW8Num20z3" text:bullet-char="">
        <style:list-level-properties text:space-before="1.75in" text:min-label-width="0.25in"/>
        <style:text-properties style:font-name="Symbol"/>
      </text:list-level-style-bullet>
      <text:list-level-style-bullet text:level="5" text:style-name="WW8Num20z1" text:bullet-char="o">
        <style:list-level-properties text:space-before="2.25in" text:min-label-width="0.25in"/>
        <style:text-properties style:font-name="Courier New1"/>
      </text:list-level-style-bullet>
      <text:list-level-style-bullet text:level="6" text:style-name="WW8Num20z0" text:bullet-char="">
        <style:list-level-properties text:space-before="2.75in" text:min-label-width="0.25in"/>
        <style:text-properties style:font-name="Wingdings"/>
      </text:list-level-style-bullet>
      <text:list-level-style-bullet text:level="7" text:style-name="WW8Num20z3" text:bullet-char="">
        <style:list-level-properties text:space-before="3.25in" text:min-label-width="0.25in"/>
        <style:text-properties style:font-name="Symbol"/>
      </text:list-level-style-bullet>
      <text:list-level-style-bullet text:level="8" text:style-name="WW8Num20z1" text:bullet-char="o">
        <style:list-level-properties text:space-before="3.75in" text:min-label-width="0.25in"/>
        <style:text-properties style:font-name="Courier New1"/>
      </text:list-level-style-bullet>
      <text:list-level-style-bullet text:level="9" text:style-name="WW8Num20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prefix="3."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ula13" style:family="table">
      <style:table-properties style:width="6.434in" fo:margin-left="0.0049in" fo:margin-right="-0.0014in" table:align="margins" style:writing-mode="lr-tb"/>
    </style:style>
    <style:style style:name="Taula13.A" style:family="table-column">
      <style:table-column-properties style:column-width="5.3in" style:rel-column-width="53984*"/>
    </style:style>
    <style:style style:name="Taula13.B" style:family="table-column">
      <style:table-column-properties style:column-width="1.134in" style:rel-column-width="11551*"/>
    </style:style>
    <style:style style:name="Taula13.1" style:family="table-row">
      <style:table-row-properties style:min-row-height="0.8208in" fo:keep-together="auto"/>
    </style:style>
    <style:style style:name="Taula13.A1" style:family="table-cell">
      <style:table-cell-properties style:vertical-align="middle" fo:padding="0.0396in" fo:border-left="none" fo:border-right="none" fo:border-top="none" fo:border-bottom="0.5pt solid #000000" style:writing-mode="lr-tb"/>
    </style:style>
    <style:style style:name="Taula13.B1" style:family="table-cell">
      <style:table-cell-properties style:vertical-align="middle" fo:padding-left="0.0486in" fo:padding-right="0.0486in" fo:padding-top="0in" fo:padding-bottom="0in" fo:border-left="none" fo:border-right="none" fo:border-top="none" fo:border-bottom="0.5pt solid #000000" style:writing-mode="lr-tb"/>
    </style:style>
    <style:style style:name="Taula12" style:family="table">
      <style:table-properties style:width="6.434in" fo:margin-left="0.0049in" fo:margin-right="-0.0014in" table:align="margins" style:writing-mode="lr-tb"/>
    </style:style>
    <style:style style:name="Taula12.A" style:family="table-column">
      <style:table-column-properties style:column-width="5.2597in" style:rel-column-width="53573*"/>
    </style:style>
    <style:style style:name="Taula12.B" style:family="table-column">
      <style:table-column-properties style:column-width="1.1743in" style:rel-column-width="11962*"/>
    </style:style>
    <style:style style:name="Taula12.1" style:family="table-row">
      <style:table-row-properties style:min-row-height="0.3472in" fo:keep-together="always"/>
    </style:style>
    <style:style style:name="Taula12.A1" style:family="table-cell">
      <style:table-cell-properties style:vertical-align="middle" fo:padding="0.0396in" fo:border="none" style:writing-mode="lr-tb"/>
    </style:style>
    <style:style style:name="Taula12.B1" style:family="table-cell">
      <style:table-cell-properties style:vertical-align="top" fo:padding-left="0.0486in" fo:padding-right="0.0486in" fo:padding-top="0in" fo:padding-bottom="0in"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1972in" fo:margin-bottom="0.1972in" fo:margin-left="0.9453in" fo:margin-right="0.8846in" style:writing-mode="lr-tb" style:layout-grid-color="#c0c0c0" style:layout-grid-lines="39" style:layout-grid-base-height="0.1528in" style:layout-grid-ruby-height="0.1307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1575in" style:dynamic-spacing="true"/>
      </style:header-style>
      <style:footer-style>
        <style:header-footer-properties fo:min-height="0.3543in" fo:margin-left="0in" fo:margin-right="0in" fo:margin-top="0.3154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5.4in" svg:y="-0.1528in" svg:width="0.9154in" svg:height="0.7689in" draw:z-index="41"><draw:image xlink:href="Pictures/100000000000080000000800482B8425106B401F.jpg" xlink:type="simple" xlink:show="embed" xlink:actuate="onLoad"/></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42</text:page-number></text:span><text:span text:style-name="MT2"> de </text:span><text:span text:style-name="MT2"><text:page-count style:num-format="1">42</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1</dc:title>
    <meta:initial-creator>Josep Vilardell</meta:initial-creator>
    <meta:creation-date>2011-09-13T17:29:00</meta:creation-date>
    <dc:date>2017-12-13T23:30:14.422553764</dc:date>
    <meta:print-date>2011-03-02T18:52:00</meta:print-date>
    <dc:language>ca-ES</dc:language>
    <meta:editing-cycles>71</meta:editing-cycles>
    <meta:editing-duration>PT11H51M29S</meta:editing-duration>
    <meta:document-statistic meta:table-count="2" meta:image-count="1" meta:object-count="0" meta:page-count="42" meta:paragraph-count="1392" meta:word-count="4258" meta:character-count="38904" meta:non-whitespace-character-count="32797"/>
    <meta:user-defined meta:name="Info 1"/>
    <meta:user-defined meta:name="Info 2"/>
    <meta:user-defined meta:name="Info 3"/>
    <meta:user-defined meta:name="Info 4"/>
  </office:meta>
</office:document-meta>
</file>